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3.1957in"/>
    </style:style>
    <style:style style:name="co5" style:family="table-column">
      <style:table-column-properties fo:break-before="auto" style:column-width="1.5819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2.5181in"/>
    </style:style>
    <style:style style:name="co13" style:family="table-column">
      <style:table-column-properties fo:break-before="auto" style:column-width="1.0701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3654in"/>
    </style:style>
    <style:style style:name="co16" style:family="table-column">
      <style:table-column-properties fo:break-before="auto" style:column-width="2.5016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1.2016in"/>
    </style:style>
    <style:style style:name="co19" style:family="table-column">
      <style:table-column-properties fo:break-before="auto" style:column-width="2.6362in"/>
    </style:style>
    <style:style style:name="co20" style:family="table-column">
      <style:table-column-properties fo:break-before="auto" style:column-width="1.0047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2484in" fo:break-before="auto" style:use-optimal-row-height="fals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1862in" fo:break-before="auto" style:use-optimal-row-height="false"/>
    </style:style>
    <style:style style:name="ro13" style:family="table-row">
      <style:table-row-properties style:row-height="0.2382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52in" fo:break-before="auto" style:use-optimal-row-height="false"/>
    </style:style>
    <style:style style:name="ro17" style:family="table-row">
      <style:table-row-properties style:row-height="0.2071in" fo:break-before="auto" style:use-optimal-row-height="true"/>
    </style:style>
    <style:style style:name="ro18" style:family="table-row">
      <style:table-row-properties style:row-height="0.4555in" fo:break-before="auto" style:use-optimal-row-height="false"/>
    </style:style>
    <style:style style:name="ro19" style:family="table-row">
      <style:table-row-properties style:row-height="0.1957in" fo:break-before="auto" style:use-optimal-row-height="false"/>
    </style:style>
    <style:style style:name="ro20" style:family="table-row">
      <style:table-row-properties style:row-height="0.2083in" fo:break-before="auto" style:use-optimal-row-height="false"/>
    </style:style>
    <style:style style:name="ro21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2.1555in" fo:break-before="auto" style:use-optimal-row-height="false"/>
    </style:style>
    <style:style style:name="ro25" style:family="table-row">
      <style:table-row-properties style:row-height="2.7465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8909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6008in" fo:break-before="auto" style:use-optimal-row-height="true"/>
    </style:style>
    <style:style style:name="ro31" style:family="table-row">
      <style:table-row-properties style:row-height="0.4555in" fo:break-before="auto" style:use-optimal-row-height="true"/>
    </style:style>
    <style:style style:name="ro32" style:family="table-row">
      <style:table-row-properties style:row-height="0.9118in" fo:break-before="auto" style:use-optimal-row-height="true"/>
    </style:style>
    <style:style style:name="ro33" style:family="table-row">
      <style:table-row-properties style:row-height="0.6425in" fo:break-before="auto" style:use-optimal-row-height="true"/>
    </style:style>
    <style:style style:name="ro34" style:family="table-row">
      <style:table-row-properties style:row-height="2.3528in" fo:break-before="auto" style:use-optimal-row-height="true"/>
    </style:style>
    <style:style style:name="ro35" style:family="table-row">
      <style:table-row-properties style:row-height="1.2638in" fo:break-before="auto" style:use-optimal-row-height="true"/>
    </style:style>
    <style:style style:name="ro36" style:family="table-row">
      <style:table-row-properties style:row-height="1.1091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0.6217in" fo:break-before="auto" style:use-optimal-row-height="true"/>
    </style:style>
    <style:style style:name="ro39" style:family="table-row">
      <style:table-row-properties style:row-height="0.9118in" fo:break-before="auto" style:use-optimal-row-height="false"/>
    </style:style>
    <style:style style:name="ro40" style:family="table-row">
      <style:table-row-properties style:row-height="0.4764in" fo:break-before="auto" style:use-optimal-row-height="true"/>
    </style:style>
    <style:style style:name="ro41" style:family="table-row">
      <style:table-row-properties style:row-height="0.922in" fo:break-before="auto" style:use-optimal-row-height="true"/>
    </style:style>
    <style:style style:name="ro42" style:family="table-row">
      <style:table-row-properties style:row-height="1.0673in" fo:break-before="auto" style:use-optimal-row-height="true"/>
    </style:style>
    <style:style style:name="ro43" style:family="table-row">
      <style:table-row-properties style:row-height="1.8862in" fo:break-before="auto" style:use-optimal-row-height="true"/>
    </style:style>
    <style:style style:name="ro44" style:family="table-row">
      <style:table-row-properties style:row-height="1.1811in" fo:break-before="auto" style:use-optimal-row-height="true"/>
    </style:style>
    <style:style style:name="ro45" style:family="table-row">
      <style:table-row-properties style:row-height="0.3102in" fo:break-before="auto" style:use-optimal-row-height="true"/>
    </style:style>
    <style:style style:name="ro46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ext-properties style:font-name="Arial" fo:font-weight="bold"/>
    </style:style>
    <style:style style:name="ce54" style:family="table-cell" style:parent-style-name="Default">
      <style:text-properties fo:font-weight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/>
      <style:text-properties style:font-name="Arial"/>
    </style:style>
    <style:style style:name="ce63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0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2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5" style:family="table-cell" style:parent-style-name="Default">
      <style:text-properties style:font-name="Arial" fo:font-weight="bold" style:font-name-asian="Tahoma1"/>
    </style:style>
    <style:style style:name="ce86" style:family="table-cell" style:parent-style-name="Default">
      <style:text-properties style:font-name="Arial" fo:font-weight="bold" style:font-weight-asian="bold" style:font-weight-complex="bold"/>
    </style:style>
    <style:style style:name="ce87" style:family="table-cell" style:parent-style-name="Default">
      <style:text-properties style:font-name="Arial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>
      <style:table-cell-properties fo:border="0.0008in solid #000000"/>
      <style:text-properties style:font-name="Arial"/>
    </style:style>
    <style:style style:name="ce92" style:family="table-cell" style:parent-style-name="Default">
      <style:table-cell-properties fo:border="0.0008in solid #000000"/>
      <style:text-properties style:font-name="Arial" fo:font-weight="bold"/>
    </style:style>
    <style:style style:name="ce93" style:family="table-cell" style:parent-style-name="Default">
      <style:table-cell-properties fo:border="0.0008in solid #000000"/>
      <style:text-properties style:font-name="Arial" fo:font-weight="normal"/>
    </style:style>
    <style:style style:name="ce94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6" style:family="table-cell" style:parent-style-name="Default">
      <style:table-cell-properties fo:border="0.0008in solid #000000"/>
    </style:style>
    <style:style style:name="ce97" style:family="table-cell" style:parent-style-name="Default">
      <style:table-cell-properties fo:wrap-option="wrap" fo:border="0.0008in solid #000000"/>
      <style:text-properties style:font-name="Ari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0" style:family="table-cell" style:parent-style-name="Default">
      <style:text-properties style:font-name="Arial" fo:font-size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0" style:family="table-cell" style:parent-style-name="Default">
      <style:table-cell-properties fo:wrap-option="wrap" fo:border="0.0008in solid #000000" style:vertical-align="top"/>
    </style:style>
    <style:style style:name="ce121" style:family="table-cell" style:parent-style-name="Default">
      <style:table-cell-properties fo:wrap-option="wrap" style:vertical-align="top"/>
    </style:style>
    <style:style style:name="ce122" style:family="table-cell" style:parent-style-name="Default">
      <style:table-cell-properties fo:wrap-option="wrap" style:vertical-align="top"/>
      <style:text-properties style:font-name="Arial" fo:font-size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ext-properties style:use-window-font-color="true" style:font-name="Arial" fo:font-size="10pt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Lucida Sans Unicode" style:font-name-complex="Tahoma2"/>
    </style:style>
    <style:style style:name="T2" style:family="text">
      <style:text-properties style:font-name-asian="Tahoma1" style:font-name-complex="Tahoma2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fo:font-size="9pt" style:font-name-asian="ＭＳ Ｐゴシック" style:font-size-asian="9pt" style:font-name-complex="Arial2" style:font-size-complex="9pt"/>
    </style:style>
    <style:style style:name="T5" style:family="text">
      <style:text-properties fo:font-weight="normal"/>
    </style:style>
    <style:style style:name="T6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7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8" style:family="text">
      <style:text-properties fo:font-weight="bold"/>
    </style:style>
    <style:style style:name="T9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Collaboration Suites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CS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SniffTest.C4:SniffTest.C4])" office:value-type="float" office:value="68">
            <text:p>68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08-12">
            <text:p>12-Aug-2010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10-12-27">
            <text:p>27-Dec-2010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1" office:value-type="date" office:date-value="2011-05-18">
            <text:p>18-May-2011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Test case ID</text:p>
          </table:table-cell>
          <table:table-cell office:value-type="string">
            <text:p>ha.vu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1"/>
        <table:table-column table:style-name="co10" table:default-cell-style-name="ce51"/>
        <table:table-column table:style-name="co8" table:number-columns-repeated="2" table:default-cell-style-name="ce91"/>
        <table:table-column table:style-name="co11" table:default-cell-style-name="Default"/>
        <table:table-column table:style-name="co8" table:number-columns-repeated="250" table:default-cell-style-name="Default"/>
        <table:table-row table:style-name="ro6">
          <table:table-cell table:style-name="ce44" office:value-type="string" table:number-columns-spanned="4" table:number-rows-spanned="1">
            <text:p>Sniff Test Check List</text:p>
            <text:p>Based on Product version: Affect</text:p>
          </table:table-cell>
          <table:covered-table-cell table:style-name="ce55"/>
          <table:covered-table-cell table:number-columns-repeated="2" table:style-name="ce88"/>
          <table:table-cell table:number-columns-repeated="251"/>
        </table:table-row>
        <table:table-row table:style-name="ro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9" office:value-type="string">
            <text:p>Priority</text:p>
          </table:table-cell>
          <table:table-cell table:style-name="ce89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46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96"/>
          <table:table-cell table:number-columns-repeated="251"/>
        </table:table-row>
        <table:table-row table:style-name="ro9">
          <table:table-cell table:style-name="ce47" office:value-type="string" table:number-columns-spanned="4" table:number-rows-spanned="1">
            <text:p>CS_Calendar</text:p>
          </table:table-cell>
          <table:covered-table-cell table:number-columns-repeated="2" table:style-name="Default"/>
          <table:covered-table-cell table:style-name="ce96"/>
          <table:table-cell table:number-columns-repeated="251"/>
        </table:table-row>
        <table:table-row table:style-name="ro10">
          <table:table-cell table:style-name="ce48" office:value-type="string">
            <text:p>SNF_CS_CA_GROUP _01</text:p>
          </table:table-cell>
          <table:table-cell table:style-name="ce56" office:value-type="string">
            <text:p>Manage Group (Add/Edit/Delete)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02</text:p>
          </table:table-cell>
          <table:table-cell table:style-name="ce56" office:value-type="string">
            <text:p>Manage Personal Calendar(Add/Edit/Delete)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03</text:p>
          </table:table-cell>
          <table:table-cell table:style-name="ce56" office:value-type="string">
            <text:p>Manage Public Calendar(Add/Edit/Delete)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04</text:p>
          </table:table-cell>
          <table:table-cell table:style-name="ce56" office:value-type="string">
            <text:p>Share calendar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TEGORY_05</text:p>
          </table:table-cell>
          <table:table-cell table:style-name="ce56" office:value-type="string">
            <text:p>Manage Categories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_CS_CA_EVENT_06</text:p>
          </table:table-cell>
          <table:table-cell table:style-name="ce56" office:value-type="string">
            <text:p>Manage Event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TASK_07</text:p>
          </table:table-cell>
          <table:table-cell table:style-name="ce56" office:value-type="string">
            <text:p>Manage Task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08</text:p>
          </table:table-cell>
          <table:table-cell table:style-name="ce56" office:value-type="string">
            <text:p>Check highlight mini calendar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09</text:p>
          </table:table-cell>
          <table:table-cell table:style-name="ce56" office:value-type="string">
            <text:p>Check pop-up reminder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10</text:p>
          </table:table-cell>
          <table:table-cell table:style-name="ce56" office:value-type="string">
            <text:p>Check email reminder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EVENT_11</text:p>
          </table:table-cell>
          <table:table-cell table:style-name="ce56" office:value-type="string">
            <text:p>Add events for shared calendar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1">_CS_CA_TASK _12</text:span></text:p>
          </table:table-cell>
          <table:table-cell table:style-name="ce56" office:value-type="string">
            <text:p>Add tasks for shared calendar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EVENT_13</text:p>
          </table:table-cell>
          <table:table-cell table:style-name="ce56" office:value-type="string">
            <text:p>Add events for public calendar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1">_CS_CA_TASK _14</text:span></text:p>
          </table:table-cell>
          <table:table-cell table:style-name="ce56" office:value-type="string">
            <text:p>Add tasks for public calendar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EVENT_15</text:p>
          </table:table-cell>
          <table:table-cell table:style-name="ce56" office:value-type="string">
            <text:p>Check displaying added task/event in all views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EVENT_16</text:p>
          </table:table-cell>
          <table:table-cell table:style-name="ce56" office:value-type="string">
            <text:p>Drag-drop task/event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EVENT_17</text:p>
          </table:table-cell>
          <table:table-cell table:style-name="ce56" office:value-type="string">
            <text:p>Re-size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EVENT_18</text:p>
          </table:table-cell>
          <table:table-cell table:style-name="ce56" office:value-type="string">
            <text:p>View task/event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19</text:p>
          </table:table-cell>
          <table:table-cell table:style-name="ce56" office:value-type="string">
            <text:p>Import calendar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20</text:p>
          </table:table-cell>
          <table:table-cell table:style-name="ce56" office:value-type="string">
            <text:p>Export calendar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SEARCH_21</text:p>
          </table:table-cell>
          <table:table-cell table:style-name="ce56" office:value-type="string">
            <text:p>Quick search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SEARCH_22</text:p>
          </table:table-cell>
          <table:table-cell table:style-name="ce56" office:value-type="string">
            <text:p>Advanced search(simple case)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7" office:value-type="string" table:number-columns-spanned="4" table:number-rows-spanned="1">
            <text:p>CS_Mail</text:p>
          </table:table-cell>
          <table:covered-table-cell table:style-name="ce56"/>
          <table:covered-table-cell table:style-name="ce90"/>
          <table:covered-table-cell/>
          <table:table-cell table:number-columns-repeated="251"/>
        </table:table-row>
        <table:table-row table:style-name="ro10">
          <table:table-cell table:style-name="ce48" office:value-type="string">
            <text:p>SNF_CS_MA_ACC_01</text:p>
          </table:table-cell>
          <table:table-cell table:style-name="ce56" office:value-type="string">
            <text:p>Manage Mail Account(Add/Edit/Delete)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8" office:value-type="string">
            <text:p>SNF_CS_MA_MAIL_02</text:p>
          </table:table-cell>
          <table:table-cell table:style-name="ce56" office:value-type="string">
            <text:p>Check mail</text:p>
            <text:p/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3</text:p>
          </table:table-cell>
          <table:table-cell table:style-name="ce56" office:value-type="string">
            <text:p>Compose mail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4</text:p>
          </table:table-cell>
          <table:table-cell table:style-name="ce56" office:value-type="string">
            <text:p>Draft mail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5</text:p>
          </table:table-cell>
          <table:table-cell table:style-name="ce56" office:value-type="string">
            <text:p>Reply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6</text:p>
          </table:table-cell>
          <table:table-cell table:style-name="ce56" office:value-type="string">
            <text:p>Forward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7</text:p>
          </table:table-cell>
          <table:table-cell table:style-name="ce56" office:value-type="string">
            <text:p>Attachment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8</text:p>
          </table:table-cell>
          <table:table-cell table:style-name="ce56" office:value-type="string">
            <text:p>Drag-drop mail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9</text:p>
          </table:table-cell>
          <table:table-cell table:style-name="ce56" office:value-type="string">
            <text:p>Manage a message in right click menu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FOLDER_10</text:p>
          </table:table-cell>
          <table:table-cell table:style-name="ce56" office:value-type="string">
            <text:p>Manage a folder(Add/Edit/Delete)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TAG_11</text:p>
          </table:table-cell>
          <table:table-cell table:style-name="ce56" office:value-type="string">
            <text:p>Manage a tag(Add/Edit/Delete)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12</text:p>
          </table:table-cell>
          <table:table-cell table:style-name="ce56" office:value-type="string">
            <text:p>More Actions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FILTER_13</text:p>
          </table:table-cell>
          <table:table-cell table:style-name="ce56" office:value-type="string">
            <text:p>Filter messages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FILTER_14</text:p>
          </table:table-cell>
          <table:table-cell table:style-name="ce56" office:value-type="string">
            <text:p>Mange Filters(Add/Edit/Delete)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SEARCH_15</text:p>
          </table:table-cell>
          <table:table-cell table:style-name="ce56" office:value-type="string">
            <text:p>Quick search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SEARCH_16</text:p>
          </table:table-cell>
          <table:table-cell table:style-name="ce56" office:value-type="string">
            <text:p>Advanced search 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EVENT_17</text:p>
          </table:table-cell>
          <table:table-cell table:style-name="ce56" office:value-type="string">
            <text:p>Add event in Mail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ADDBOOK_18</text:p>
          </table:table-cell>
          <table:table-cell table:style-name="ce56" office:value-type="string">
            <text:p>Manage Contact in Mail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7" office:value-type="string" table:number-columns-spanned="4" table:number-rows-spanned="1">
            <text:p>CS_Contact</text:p>
          </table:table-cell>
          <table:covered-table-cell table:style-name="ce56"/>
          <table:covered-table-cell table:style-name="ce90"/>
          <table:covered-table-cell/>
          <table:table-cell table:number-columns-repeated="251"/>
        </table:table-row>
        <table:table-row table:style-name="ro12">
          <table:table-cell table:style-name="ce48" office:value-type="string">
            <text:p>SNF<text:span text:style-name="T2">_CS_CON_ADDBOOK_01</text:span></text:p>
          </table:table-cell>
          <table:table-cell table:style-name="ce56" office:value-type="string">
            <text:p>Manage Address book</text:p>
            <text:p/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ADDBOOK_02</text:span></text:p>
          </table:table-cell>
          <table:table-cell table:style-name="ce56" office:value-type="string">
            <text:p>Share address book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CONTACT_03</text:span></text:p>
          </table:table-cell>
          <table:table-cell table:style-name="ce56" office:value-type="string">
            <text:p>Manage Contact(Add/Edit/Delete/Move)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CONTACT_04</text:span></text:p>
          </table:table-cell>
          <table:table-cell table:style-name="ce56" office:value-type="string">
            <text:p>Print contact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CONTACT_05</text:span></text:p>
          </table:table-cell>
          <table:table-cell table:style-name="ce56" office:value-type="string">
            <text:p>Copy/Paste Contact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CONTACT_06</text:span></text:p>
          </table:table-cell>
          <table:table-cell table:style-name="ce56" office:value-type="string">
            <text:p>Share contact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LAYOUT_07</text:span></text:p>
          </table:table-cell>
          <table:table-cell table:style-name="ce56" office:value-type="string">
            <text:p>Switch views 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TAG_08</text:span></text:p>
          </table:table-cell>
          <table:table-cell table:style-name="ce56" office:value-type="string">
            <text:p>Tag on specific contact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CONTACT_09</text:span></text:p>
          </table:table-cell>
          <table:table-cell table:style-name="ce56" office:value-type="string">
            <text:p>Send Email contact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ADDBOOK_10</text:span></text:p>
          </table:table-cell>
          <table:table-cell table:style-name="ce56" office:value-type="string">
            <text:p>Import Address book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ADDBOOK_11</text:span></text:p>
          </table:table-cell>
          <table:table-cell table:style-name="ce56" office:value-type="string">
            <text:p>Export Address book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SEARCH_12</text:span></text:p>
          </table:table-cell>
          <table:table-cell table:style-name="ce56" office:value-type="string">
            <text:p>Quick search 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8" office:value-type="string">
            <text:p>SNF<text:span text:style-name="T2">_CS_CON_SEARCH_13</text:span></text:p>
          </table:table-cell>
          <table:table-cell table:style-name="ce56" office:value-type="string">
            <text:p>Advanced search(simple case)</text:p>
          </table:table-cell>
          <table:table-cell table:style-name="ce90" office:value-type="string">
            <text:p>High</text:p>
          </table:table-cell>
          <table:table-cell table:style-name="ce97"/>
          <table:table-cell table:style-name="ce98" table:number-columns-repeated="251"/>
        </table:table-row>
        <table:table-row table:style-name="ro11">
          <table:table-cell table:style-name="ce47" office:value-type="string" table:number-columns-spanned="4" table:number-rows-spanned="1">
            <text:p>CS_Chat</text:p>
          </table:table-cell>
          <table:covered-table-cell table:style-name="ce56"/>
          <table:covered-table-cell table:style-name="ce90"/>
          <table:covered-table-cell/>
          <table:table-cell table:number-columns-repeated="251"/>
        </table:table-row>
        <table:table-row table:style-name="ro10">
          <table:table-cell table:style-name="ce48" office:value-type="string">
            <text:p>SNF_CS_CHA_OTHERCHECK_01</text:p>
          </table:table-cell>
          <table:table-cell table:style-name="ce56" office:value-type="string">
            <text:p>Create new room</text:p>
          </table:table-cell>
          <table:table-cell table:style-name="ce90" office:value-type="string">
            <text:p>High</text:p>
          </table:table-cell>
          <table:table-cell table:style-name="ce97"/>
          <table:table-cell table:style-name="ce98" table:number-columns-repeated="251"/>
        </table:table-row>
        <table:table-row table:style-name="ro10">
          <table:table-cell table:style-name="ce48" office:value-type="string">
            <text:p>SNF_CS_CHA_OTHERCHECK_02</text:p>
          </table:table-cell>
          <table:table-cell table:style-name="ce56" office:value-type="string">
            <text:p>Invite</text:p>
          </table:table-cell>
          <table:table-cell table:style-name="ce90" office:value-type="string">
            <text:p>High</text:p>
          </table:table-cell>
          <table:table-cell table:style-name="ce97"/>
          <table:table-cell table:style-name="ce98" table:number-columns-repeated="251"/>
        </table:table-row>
        <table:table-row table:style-name="ro14">
          <table:table-cell table:style-name="ce48" office:value-type="string">
            <text:p>SNF_CS_CHA_OTHERCHECK_03</text:p>
          </table:table-cell>
          <table:table-cell table:style-name="ce56" office:value-type="string">
            <text:p>Configure</text:p>
          </table:table-cell>
          <table:table-cell table:style-name="ce90" office:value-type="string">
            <text:p>High</text:p>
          </table:table-cell>
          <table:table-cell table:style-name="ce50"/>
          <table:table-cell table:number-columns-repeated="251"/>
        </table:table-row>
        <table:table-row table:style-name="ro10">
          <table:table-cell table:style-name="ce48" office:value-type="string">
            <text:p>SNF_CS_CHA_PUBLICCHAT_04</text:p>
          </table:table-cell>
          <table:table-cell table:style-name="ce56" office:value-type="string">
            <text:p>Send message in chat room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UBLICCHAT _05</text:p>
          </table:table-cell>
          <table:table-cell table:style-name="ce56" office:value-type="string">
            <text:p>Leave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UBLICCHAT_06</text:p>
          </table:table-cell>
          <table:table-cell table:style-name="ce56" office:value-type="string">
            <text:p>Join room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OTHERCHECK_07</text:p>
          </table:table-cell>
          <table:table-cell table:style-name="ce57" office:value-type="string">
            <text:p>Show and Search page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OTHERCHECK_08</text:p>
          </table:table-cell>
          <table:table-cell table:style-name="ce56" office:value-type="string">
            <text:p>Add contact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RIVATECHAT_09</text:p>
          </table:table-cell>
          <table:table-cell table:style-name="ce56" office:value-type="string">
            <text:p>Add private chat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RIVATECHAT_10</text:p>
          </table:table-cell>
          <table:table-cell table:style-name="ce56" office:value-type="string">
            <text:p>Send message in private chat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RIVATECHAT_11</text:p>
          </table:table-cell>
          <table:table-cell table:style-name="ce56" office:value-type="string">
            <text:p>Send file in private chat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RIVATECHAT_12</text:p>
          </table:table-cell>
          <table:table-cell table:style-name="ce56" office:value-type="string">
            <text:p>Export private chat history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OTHERCHECK_13</text:p>
          </table:table-cell>
          <table:table-cell table:style-name="ce56" office:value-type="string">
            <text:p>Remove contact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RIVATECHAT_14</text:p>
          </table:table-cell>
          <table:table-cell table:style-name="ce56" office:value-type="string">
            <text:p>Show sent messages in period of time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OTHERCHECK_15</text:p>
          </table:table-cell>
          <table:table-cell table:style-name="ce56" office:value-type="string">
            <text:p>User status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10" table:number-rows-repeated="3">
          <table:table-cell table:style-name="ce49"/>
          <table:table-cell table:number-columns-repeated="254"/>
        </table:table-row>
        <table:table-row table:style-name="ro10" table:number-rows-repeated="2">
          <table:table-cell table:style-name="ce49"/>
          <table:table-cell table:style-name="ce58"/>
          <table:table-cell table:number-columns-repeated="253"/>
        </table:table-row>
        <table:table-row table:style-name="ro10" table:number-rows-repeated="2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/>
          <table:table-cell table:style-name="ce92"/>
          <table:table-cell table:number-columns-repeated="252"/>
        </table:table-row>
        <table:table-row table:style-name="ro10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/>
          <table:table-cell table:style-name="ce92"/>
          <table:table-cell table:number-columns-repeated="252"/>
        </table:table-row>
        <table:table-row table:style-name="ro10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/>
          <table:table-cell table:style-name="ce92"/>
          <table:table-cell table:number-columns-repeated="252"/>
        </table:table-row>
        <table:table-row table:style-name="ro10" table:number-rows-repeated="2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 table:style-name="ce59"/>
          <table:table-cell table:number-columns-repeated="253"/>
        </table:table-row>
        <table:table-row table:style-name="ro10">
          <table:table-cell table:style-name="ce49"/>
          <table:table-cell/>
          <table:table-cell table:style-name="ce92"/>
          <table:table-cell table:number-columns-repeated="252"/>
        </table:table-row>
        <table:table-row table:style-name="ro10" table:number-rows-repeated="3">
          <table:table-cell table:style-name="ce49"/>
          <table:table-cell table:number-columns-repeated="254"/>
        </table:table-row>
        <table:table-row table:style-name="ro10">
          <table:table-cell table:style-name="ce49">
            <draw:frame table:end-cell-address="Check_List.B95" table:end-x="0.6287in" table:end-y="0.1008in" draw:z-index="0" draw:name="http://jira.exoplatform.org/images/icons/link_out_bot.gif" draw:style-name="gr1" draw:text-style-name="P1" svg:width="2.1972in" svg:height="0.0516in" svg:x="1.122in" svg:y="0.049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5" table:end-x="0.5051in" table:end-y="0.0992in" draw:z-index="1" draw:name="http://jira.exoplatform.org/images/icons/link_out_bot.gif" draw:style-name="gr1" draw:text-style-name="P1" svg:width="0.5165in" svg:height="0.05in" svg:x="5.1142in" svg:y="0.049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0" table:number-rows-repeated="2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 table:style-name="ce60"/>
          <table:table-cell table:number-columns-repeated="253"/>
        </table:table-row>
        <table:table-row table:style-name="ro10">
          <table:table-cell table:style-name="ce49"/>
          <table:table-cell table:number-columns-repeated="254"/>
        </table:table-row>
        <table:table-row table:style-name="ro10" table:number-rows-repeated="3">
          <table:table-cell table:style-name="ce49"/>
          <table:table-cell table:style-name="ce60"/>
          <table:table-cell table:number-columns-repeated="253"/>
        </table:table-row>
        <table:table-row table:style-name="ro10">
          <table:table-cell table:style-name="ce49">
            <draw:frame table:end-cell-address="Check_List.B103" table:end-x="0.6287in" table:end-y="0.1602in" draw:z-index="2" draw:name="http://jira.exoplatform.org/images/icons/link_out_bot.gif" draw:style-name="gr1" draw:text-style-name="P1" svg:width="2.1972in" svg:height="0.035in" svg:x="1.122in" svg:y="0.125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0">
            <draw:frame table:end-cell-address="Check_List.C103" table:end-x="0.5051in" table:end-y="0.176in" draw:z-index="3" draw:name="http://jira.exoplatform.org/images/icons/link_out_bot.gif" draw:style-name="gr1" draw:text-style-name="P1" svg:width="0.5165in" svg:height="0.0508in" svg:x="5.1142in" svg:y="0.125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0" table:number-rows-repeated="2">
          <table:table-cell table:style-name="ce49"/>
          <table:table-cell table:style-name="ce60"/>
          <table:table-cell table:number-columns-repeated="253"/>
        </table:table-row>
        <table:table-row table:style-name="ro10">
          <table:table-cell table:style-name="ce49"/>
          <table:table-cell table:style-name="ce60"/>
          <table:table-cell table:style-name="ce92"/>
          <table:table-cell table:number-columns-repeated="252"/>
        </table:table-row>
        <table:table-row table:style-name="ro10">
          <table:table-cell table:style-name="ce49"/>
          <table:table-cell table:style-name="ce60"/>
          <table:table-cell table:number-columns-repeated="253"/>
        </table:table-row>
        <table:table-row table:style-name="ro10" table:number-rows-repeated="2">
          <table:table-cell table:style-name="ce49"/>
          <table:table-cell table:number-columns-repeated="254"/>
        </table:table-row>
        <table:table-row table:style-name="ro10" table:number-rows-repeated="2">
          <table:table-cell table:style-name="ce49"/>
          <table:table-cell table:style-name="ce60"/>
          <table:table-cell table:style-name="ce92"/>
          <table:table-cell table:number-columns-repeated="252"/>
        </table:table-row>
        <table:table-row table:style-name="ro10" table:number-rows-repeated="4">
          <table:table-cell table:style-name="ce49"/>
          <table:table-cell table:style-name="ce60"/>
          <table:table-cell table:number-columns-repeated="253"/>
        </table:table-row>
        <table:table-row table:style-name="ro10">
          <table:table-cell table:style-name="ce49"/>
          <table:table-cell table:style-name="ce61"/>
          <table:table-cell table:style-name="ce92"/>
          <table:table-cell table:number-columns-repeated="252"/>
        </table:table-row>
        <table:table-row table:style-name="ro10">
          <table:table-cell table:style-name="ce49"/>
          <table:table-cell table:style-name="ce60"/>
          <table:table-cell table:number-columns-repeated="253"/>
        </table:table-row>
        <table:table-row table:style-name="ro10" table:number-rows-repeated="2">
          <table:table-cell table:style-name="ce49"/>
          <table:table-cell table:style-name="ce60"/>
          <table:table-cell table:style-name="ce92"/>
          <table:table-cell table:number-columns-repeated="252"/>
        </table:table-row>
        <table:table-row table:style-name="ro10" table:number-rows-repeated="3">
          <table:table-cell table:style-name="ce49"/>
          <table:table-cell table:style-name="ce60"/>
          <table:table-cell table:number-columns-repeated="253"/>
        </table:table-row>
        <table:table-row table:style-name="ro10" table:number-rows-repeated="2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 table:style-name="ce60"/>
          <table:table-cell table:number-columns-repeated="253"/>
        </table:table-row>
        <table:table-row table:style-name="ro10" table:number-rows-repeated="2">
          <table:table-cell table:style-name="ce49"/>
          <table:table-cell table:style-name="ce61"/>
          <table:table-cell table:number-columns-repeated="253"/>
        </table:table-row>
        <table:table-row table:style-name="ro10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/>
          <table:table-cell table:style-name="ce92"/>
          <table:table-cell table:number-columns-repeated="252"/>
        </table:table-row>
        <table:table-row table:style-name="ro10" table:number-rows-repeated="3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 table:style-name="ce60"/>
          <table:table-cell table:style-name="ce92"/>
          <table:table-cell table:number-columns-repeated="252"/>
        </table:table-row>
        <table:table-row table:style-name="ro10">
          <table:table-cell table:style-name="ce49"/>
          <table:table-cell table:style-name="ce60"/>
          <table:table-cell table:number-columns-repeated="253"/>
        </table:table-row>
        <table:table-row table:style-name="ro10">
          <table:table-cell table:style-name="ce49" table:number-columns-repeated="2"/>
          <table:table-cell table:style-name="ce92"/>
          <table:table-cell table:number-columns-repeated="252"/>
        </table:table-row>
        <table:table-row table:style-name="ro10" table:number-rows-repeated="4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 table:style-name="ce59"/>
          <table:table-cell table:number-columns-repeated="253"/>
        </table:table-row>
        <table:table-row table:style-name="ro10" table:number-rows-repeated="4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/>
          <table:table-cell table:style-name="ce92"/>
          <table:table-cell table:number-columns-repeated="252"/>
        </table:table-row>
        <table:table-row table:style-name="ro10" table:number-rows-repeated="4">
          <table:table-cell table:style-name="ce49"/>
          <table:table-cell table:number-columns-repeated="254"/>
        </table:table-row>
        <table:table-row table:style-name="ro10" table:number-rows-repeated="3">
          <table:table-cell table:style-name="ce49"/>
          <table:table-cell/>
          <table:table-cell table:style-name="ce92"/>
          <table:table-cell table:number-columns-repeated="252"/>
        </table:table-row>
        <table:table-row table:style-name="ro15">
          <table:table-cell table:style-name="ce50" table:number-columns-spanned="2" table:number-rows-spanned="1"/>
          <table:covered-table-cell table:style-name="ce62"/>
          <table:table-cell table:style-name="ce50" table:number-columns-repeated="2"/>
          <table:table-cell table:number-columns-repeated="251"/>
        </table:table-row>
        <table:table-row table:style-name="ro10">
          <table:table-cell table:number-columns-repeated="2"/>
          <table:table-cell table:style-name="ce92"/>
          <table:table-cell table:number-columns-repeated="252"/>
        </table:table-row>
        <table:table-row table:style-name="ro10" table:number-rows-repeated="5">
          <table:table-cell table:number-columns-repeated="255"/>
        </table:table-row>
        <table:table-row table:style-name="ro10">
          <table:table-cell table:number-columns-repeated="2"/>
          <table:table-cell table:style-name="ce92"/>
          <table:table-cell table:number-columns-repeated="252"/>
        </table:table-row>
        <table:table-row table:style-name="ro10" table:number-rows-repeated="6">
          <table:table-cell table:number-columns-repeated="255"/>
        </table:table-row>
        <table:table-row table:style-name="ro10" table:number-rows-repeated="2">
          <table:table-cell table:number-columns-repeated="2"/>
          <table:table-cell table:style-name="ce92"/>
          <table:table-cell table:number-columns-repeated="252"/>
        </table:table-row>
        <table:table-row table:style-name="ro10" table:number-rows-repeated="4">
          <table:table-cell table:number-columns-repeated="255"/>
        </table:table-row>
        <table:table-row table:style-name="ro10">
          <table:table-cell/>
          <table:table-cell table:style-name="ce63"/>
          <table:table-cell table:number-columns-repeated="253"/>
        </table:table-row>
        <table:table-row table:style-name="ro10" table:number-rows-repeated="3">
          <table:table-cell table:number-columns-repeated="2"/>
          <table:table-cell table:style-name="ce92"/>
          <table:table-cell table:number-columns-repeated="252"/>
        </table:table-row>
        <table:table-row table:style-name="ro10" table:number-rows-repeated="12">
          <table:table-cell table:number-columns-repeated="255"/>
        </table:table-row>
        <table:table-row table:style-name="ro10">
          <table:table-cell/>
          <table:table-cell table:style-name="ce64"/>
          <table:table-cell table:number-columns-repeated="253"/>
        </table:table-row>
        <table:table-row table:style-name="ro10" table:number-rows-repeated="2">
          <table:table-cell table:number-columns-repeated="255"/>
        </table:table-row>
        <table:table-row table:style-name="ro10" table:number-rows-repeated="2">
          <table:table-cell table:number-columns-repeated="2"/>
          <table:table-cell table:style-name="ce92"/>
          <table:table-cell table:number-columns-repeated="252"/>
        </table:table-row>
        <table:table-row table:style-name="ro10" table:number-rows-repeated="4">
          <table:table-cell/>
          <table:table-cell table:style-name="ce64"/>
          <table:table-cell table:number-columns-repeated="253"/>
        </table:table-row>
        <table:table-row table:style-name="ro10" table:number-rows-repeated="2">
          <table:table-cell/>
          <table:table-cell table:style-name="ce65"/>
          <table:table-cell table:number-columns-repeated="253"/>
        </table:table-row>
        <table:table-row table:style-name="ro10">
          <table:table-cell/>
          <table:table-cell table:style-name="ce66"/>
          <table:table-cell table:number-columns-repeated="253"/>
        </table:table-row>
        <table:table-row table:style-name="ro10">
          <table:table-cell/>
          <table:table-cell table:style-name="ce64"/>
          <table:table-cell table:number-columns-repeated="253"/>
        </table:table-row>
        <table:table-row table:style-name="ro10">
          <table:table-cell/>
          <table:table-cell table:style-name="ce64"/>
          <table:table-cell table:style-name="ce92"/>
          <table:table-cell table:number-columns-repeated="252"/>
        </table:table-row>
        <table:table-row table:style-name="ro10" table:number-rows-repeated="2">
          <table:table-cell/>
          <table:table-cell table:style-name="ce64"/>
          <table:table-cell table:number-columns-repeated="253"/>
        </table:table-row>
        <table:table-row table:style-name="ro10">
          <table:table-cell/>
          <table:table-cell table:style-name="ce64"/>
          <table:table-cell table:style-name="ce92"/>
          <table:table-cell table:number-columns-repeated="252"/>
        </table:table-row>
        <table:table-row table:style-name="ro10">
          <table:table-cell/>
          <table:table-cell table:style-name="ce67"/>
          <table:table-cell table:style-name="ce92"/>
          <table:table-cell table:number-columns-repeated="252"/>
        </table:table-row>
        <table:table-row table:style-name="ro10">
          <table:table-cell/>
          <table:table-cell table:style-name="ce67"/>
          <table:table-cell table:style-name="ce93"/>
          <table:table-cell table:number-columns-repeated="252"/>
        </table:table-row>
        <table:table-row table:style-name="ro10">
          <table:table-cell/>
          <table:table-cell table:style-name="ce64"/>
          <table:table-cell table:style-name="ce92"/>
          <table:table-cell table:style-name="Default"/>
          <table:table-cell table:number-columns-repeated="251"/>
        </table:table-row>
        <table:table-row table:style-name="ro10">
          <table:table-cell/>
          <table:table-cell table:style-name="ce64"/>
          <table:table-cell table:style-name="ce93"/>
          <table:table-cell table:style-name="Default"/>
          <table:table-cell table:number-columns-repeated="251"/>
        </table:table-row>
        <table:table-row table:style-name="ro10">
          <table:table-cell/>
          <table:table-cell table:style-name="ce64"/>
          <table:table-cell table:style-name="ce92"/>
          <table:table-cell table:style-name="Default"/>
          <table:table-cell table:number-columns-repeated="251"/>
        </table:table-row>
        <table:table-row table:style-name="ro10" table:number-rows-repeated="2">
          <table:table-cell/>
          <table:table-cell table:style-name="ce64"/>
          <table:table-cell table:number-columns-repeated="253"/>
        </table:table-row>
        <table:table-row table:style-name="ro10">
          <table:table-cell/>
          <table:table-cell table:style-name="ce64"/>
          <table:table-cell table:style-name="ce94"/>
          <table:table-cell table:number-columns-repeated="252"/>
        </table:table-row>
        <table:table-row table:style-name="ro10">
          <table:table-cell/>
          <table:table-cell table:style-name="ce67"/>
          <table:table-cell table:number-columns-repeated="253"/>
        </table:table-row>
        <table:table-row table:style-name="ro10">
          <table:table-cell/>
          <table:table-cell table:style-name="ce68"/>
          <table:table-cell table:number-columns-repeated="253"/>
        </table:table-row>
        <table:table-row table:style-name="ro10" table:number-rows-repeated="8">
          <table:table-cell/>
          <table:table-cell table:style-name="ce64"/>
          <table:table-cell table:number-columns-repeated="253"/>
        </table:table-row>
        <table:table-row table:style-name="ro10">
          <table:table-cell table:number-columns-repeated="255"/>
        </table:table-row>
        <table:table-row table:style-name="ro10">
          <table:table-cell/>
          <table:table-cell table:style-name="ce69"/>
          <table:table-cell table:number-columns-repeated="253"/>
        </table:table-row>
        <table:table-row table:style-name="ro10" table:number-rows-repeated="5">
          <table:table-cell table:number-columns-repeated="255"/>
        </table:table-row>
        <table:table-row table:style-name="ro10">
          <table:table-cell/>
          <table:table-cell table:style-name="ce70"/>
          <table:table-cell table:style-name="ce94"/>
          <table:table-cell table:number-columns-repeated="252"/>
        </table:table-row>
        <table:table-row table:style-name="ro10">
          <table:table-cell/>
          <table:table-cell table:style-name="ce71"/>
          <table:table-cell table:style-name="ce95"/>
          <table:table-cell table:number-columns-repeated="252"/>
        </table:table-row>
        <table:table-row table:style-name="ro15">
          <table:table-cell table:style-name="ce50" table:number-columns-spanned="2" table:number-rows-spanned="1"/>
          <table:covered-table-cell table:style-name="ce62"/>
          <table:table-cell table:style-name="ce50" table:number-columns-repeated="2"/>
          <table:table-cell table:number-columns-repeated="251"/>
        </table:table-row>
        <table:table-row table:style-name="ro10">
          <table:table-cell table:style-name="ce52"/>
          <table:table-cell table:style-name="ce72"/>
          <table:table-cell table:style-name="ce92"/>
          <table:table-cell table:number-columns-repeated="252"/>
        </table:table-row>
        <table:table-row table:style-name="ro10">
          <table:table-cell table:style-name="ce52"/>
          <table:table-cell table:style-name="ce73"/>
          <table:table-cell table:style-name="ce92"/>
          <table:table-cell table:number-columns-repeated="252"/>
        </table:table-row>
        <table:table-row table:style-name="ro10">
          <table:table-cell table:style-name="ce52"/>
          <table:table-cell table:style-name="ce74"/>
          <table:table-cell table:number-columns-repeated="253"/>
        </table:table-row>
        <table:table-row table:style-name="ro10" table:number-rows-repeated="2">
          <table:table-cell table:style-name="ce52"/>
          <table:table-cell table:style-name="ce75"/>
          <table:table-cell table:number-columns-repeated="253"/>
        </table:table-row>
        <table:table-row table:style-name="ro10">
          <table:table-cell table:style-name="ce52"/>
          <table:table-cell table:style-name="ce76"/>
          <table:table-cell table:number-columns-repeated="253"/>
        </table:table-row>
        <table:table-row table:style-name="ro10" table:number-rows-repeated="2">
          <table:table-cell table:style-name="ce52"/>
          <table:table-cell table:style-name="ce77"/>
          <table:table-cell table:number-columns-repeated="253"/>
        </table:table-row>
        <table:table-row table:style-name="ro10">
          <table:table-cell table:style-name="ce52"/>
          <table:table-cell table:style-name="ce76"/>
          <table:table-cell table:number-columns-repeated="253"/>
        </table:table-row>
        <table:table-row table:style-name="ro10" table:number-rows-repeated="2">
          <table:table-cell table:style-name="ce52"/>
          <table:table-cell table:style-name="ce78"/>
          <table:table-cell table:number-columns-repeated="253"/>
        </table:table-row>
        <table:table-row table:style-name="ro10">
          <table:table-cell table:style-name="ce52"/>
          <table:table-cell table:style-name="ce77"/>
          <table:table-cell table:number-columns-repeated="253"/>
        </table:table-row>
        <table:table-row table:style-name="ro10" table:number-rows-repeated="3">
          <table:table-cell table:style-name="ce52"/>
          <table:table-cell table:style-name="ce79"/>
          <table:table-cell table:number-columns-repeated="253"/>
        </table:table-row>
        <table:table-row table:style-name="ro10">
          <table:table-cell table:style-name="ce52"/>
          <table:table-cell table:style-name="ce77"/>
          <table:table-cell table:number-columns-repeated="253"/>
        </table:table-row>
        <table:table-row table:style-name="ro16">
          <table:table-cell table:style-name="ce50" table:number-columns-spanned="2" table:number-rows-spanned="1"/>
          <table:covered-table-cell table:style-name="ce62"/>
          <table:table-cell table:style-name="ce50" table:number-columns-repeated="2"/>
          <table:table-cell table:number-columns-repeated="251"/>
        </table:table-row>
        <table:table-row table:style-name="ro10">
          <table:table-cell table:style-name="ce52"/>
          <table:table-cell table:number-columns-repeated="254"/>
        </table:table-row>
        <table:table-row table:style-name="ro10">
          <table:table-cell table:style-name="ce52"/>
          <table:table-cell/>
          <table:table-cell table:style-name="ce92"/>
          <table:table-cell table:number-columns-repeated="252"/>
        </table:table-row>
        <table:table-row table:style-name="ro10" table:number-rows-repeated="2">
          <table:table-cell table:style-name="ce52"/>
          <table:table-cell table:number-columns-repeated="254"/>
        </table:table-row>
        <table:table-row table:style-name="ro10">
          <table:table-cell table:style-name="ce52"/>
          <table:table-cell table:style-name="ce73"/>
          <table:table-cell table:number-columns-repeated="253"/>
        </table:table-row>
        <table:table-row table:style-name="ro10">
          <table:table-cell table:style-name="ce52"/>
          <table:table-cell table:style-name="ce80"/>
          <table:table-cell table:number-columns-repeated="253"/>
        </table:table-row>
        <table:table-row table:style-name="ro10">
          <table:table-cell table:style-name="ce52"/>
          <table:table-cell table:style-name="ce72"/>
          <table:table-cell table:number-columns-repeated="253"/>
        </table:table-row>
        <table:table-row table:style-name="ro10" table:number-rows-repeated="2">
          <table:table-cell table:style-name="ce52"/>
          <table:table-cell table:style-name="ce80"/>
          <table:table-cell/>
          <table:table-cell table:style-name="ce87"/>
          <table:table-cell table:number-columns-repeated="251"/>
        </table:table-row>
        <table:table-row table:style-name="ro10">
          <table:table-cell table:style-name="ce52"/>
          <table:table-cell table:style-name="ce81"/>
          <table:table-cell/>
          <table:table-cell table:style-name="ce87"/>
          <table:table-cell table:number-columns-repeated="251"/>
        </table:table-row>
        <table:table-row table:style-name="ro10">
          <table:table-cell table:style-name="ce52"/>
          <table:table-cell table:style-name="ce82"/>
          <table:table-cell/>
          <table:table-cell table:style-name="ce87"/>
          <table:table-cell table:number-columns-repeated="251"/>
        </table:table-row>
        <table:table-row table:style-name="ro10">
          <table:table-cell table:style-name="ce52"/>
          <table:table-cell table:style-name="ce80"/>
          <table:table-cell/>
          <table:table-cell table:style-name="ce87"/>
          <table:table-cell table:number-columns-repeated="251"/>
        </table:table-row>
        <table:table-row table:style-name="ro10">
          <table:table-cell table:style-name="ce52"/>
          <table:table-cell table:style-name="ce83"/>
          <table:table-cell/>
          <table:table-cell table:style-name="ce87"/>
          <table:table-cell table:number-columns-repeated="251"/>
        </table:table-row>
        <table:table-row table:style-name="ro10">
          <table:table-cell table:style-name="ce52"/>
          <table:table-cell table:style-name="ce80"/>
          <table:table-cell/>
          <table:table-cell table:style-name="ce87"/>
          <table:table-cell table:number-columns-repeated="251"/>
        </table:table-row>
        <table:table-row table:style-name="ro10" table:number-rows-repeated="3">
          <table:table-cell table:style-name="ce52"/>
          <table:table-cell table:style-name="ce84"/>
          <table:table-cell/>
          <table:table-cell table:style-name="ce87"/>
          <table:table-cell table:number-columns-repeated="251"/>
        </table:table-row>
        <table:table-row table:style-name="ro10">
          <table:table-cell table:style-name="ce52"/>
          <table:table-cell table:style-name="ce85"/>
          <table:table-cell/>
          <table:table-cell table:style-name="ce87"/>
          <table:table-cell table:number-columns-repeated="251"/>
        </table:table-row>
        <table:table-row table:style-name="ro10">
          <table:table-cell table:style-name="ce52"/>
          <table:table-cell table:style-name="ce86"/>
          <table:table-cell/>
          <table:table-cell table:style-name="ce87"/>
          <table:table-cell table:number-columns-repeated="251"/>
        </table:table-row>
        <table:table-row table:style-name="ro10" table:number-rows-repeated="5">
          <table:table-cell table:style-name="ce53"/>
          <table:table-cell table:style-name="ce87" table:number-columns-repeated="3"/>
          <table:table-cell table:style-name="ce99"/>
          <table:table-cell table:number-columns-repeated="250"/>
        </table:table-row>
        <table:table-row table:style-name="ro10" table:number-rows-repeated="9">
          <table:table-cell table:style-name="ce53"/>
          <table:table-cell table:style-name="ce87" table:number-columns-repeated="3"/>
          <table:table-cell table:number-columns-repeated="251"/>
        </table:table-row>
        <table:table-row table:style-name="ro10" table:number-rows-repeated="10">
          <table:table-cell table:style-name="ce54"/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54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03"/>
        <table:table-column table:style-name="co12" table:default-cell-style-name="ce108"/>
        <table:table-column table:style-name="co13" table:default-cell-style-name="ce112"/>
        <table:table-column table:style-name="co14" table:default-cell-style-name="ce116"/>
        <table:table-column table:style-name="co15" table:default-cell-style-name="ce56"/>
        <table:table-column table:style-name="co14" table:default-cell-style-name="Default"/>
        <table:table-column table:style-name="co16" table:default-cell-style-name="ce56"/>
        <table:table-column table:style-name="co17" table:default-cell-style-name="ce56"/>
        <table:table-column table:style-name="co8" table:default-cell-style-name="ce90"/>
        <table:table-column table:style-name="co8" table:default-cell-style-name="ce126"/>
        <table:table-column table:style-name="co8" table:number-columns-repeated="5" table:default-cell-style-name="ce130"/>
        <table:table-column table:style-name="co18" table:default-cell-style-name="ce130"/>
        <table:table-column table:style-name="co8" table:number-columns-repeated="2" table:default-cell-style-name="ce126"/>
        <table:table-column table:style-name="co8" table:number-columns-repeated="238" table:default-cell-style-name="ce136"/>
        <table:table-row table:style-name="ro17">
          <table:table-cell table:style-name="ce100"/>
          <table:table-cell table:style-name="ce104" office:value-type="string">
            <text:p>TEST CASES</text:p>
          </table:table-cell>
          <table:table-cell table:style-name="ce109"/>
          <table:table-cell table:style-name="ce105" table:number-columns-repeated="2"/>
          <table:table-cell table:style-name="ce100"/>
          <table:table-cell table:style-name="ce117"/>
          <table:table-cell table:style-name="ce105" table:number-columns-repeated="3"/>
          <table:table-cell table:style-name="ce128" office:value-type="string">
            <text:p>Passed</text:p>
          </table:table-cell>
          <table:table-cell table:style-name="ce128" table:formula="of:=COUNTIF([.L$7:.L$1038];[.$K1])" office:value-type="float" office:value="0">
            <text:p>0</text:p>
          </table:table-cell>
          <table:table-cell table:style-name="ce128" table:formula="of:=COUNTIF([.M$7:.M$1038];[.$K1])" office:value-type="float" office:value="0">
            <text:p>0</text:p>
          </table:table-cell>
          <table:table-cell table:style-name="ce128" table:formula="of:=COUNTIF([.N$7:.N$1038];[.$K1])" office:value-type="float" office:value="0">
            <text:p>0</text:p>
          </table:table-cell>
          <table:table-cell table:style-name="ce128" table:formula="of:=COUNTIF([.O$7:.O$1038];[.$K1])" office:value-type="float" office:value="0">
            <text:p>0</text:p>
          </table:table-cell>
          <table:table-cell table:style-name="ce105" table:number-columns-repeated="2"/>
          <table:table-cell table:style-name="Default" table:number-columns-repeated="239"/>
        </table:table-row>
        <table:table-row table:style-name="ro17">
          <table:table-cell table:style-name="ce100"/>
          <table:table-cell table:style-name="ce105" table:number-columns-repeated="4"/>
          <table:table-cell table:style-name="ce100"/>
          <table:table-cell table:style-name="ce117"/>
          <table:table-cell table:style-name="ce105" table:number-columns-repeated="3"/>
          <table:table-cell table:style-name="ce128" office:value-type="string">
            <text:p>Failed</text:p>
          </table:table-cell>
          <table:table-cell table:style-name="ce128" table:formula="of:=COUNTIF([.L$7:.L$1038];[.$K2])" office:value-type="float" office:value="0">
            <text:p>0</text:p>
          </table:table-cell>
          <table:table-cell table:style-name="ce128" table:formula="of:=COUNTIF([.M$7:.M$1038];[.$K2])" office:value-type="float" office:value="0">
            <text:p>0</text:p>
          </table:table-cell>
          <table:table-cell table:style-name="ce128" table:formula="of:=COUNTIF([.N$7:.N$1038];[.$K2])" office:value-type="float" office:value="0">
            <text:p>0</text:p>
          </table:table-cell>
          <table:table-cell table:style-name="ce128" table:formula="of:=COUNTIF([.O$7:.O$1038];[.$K2])" office:value-type="float" office:value="0">
            <text:p>0</text:p>
          </table:table-cell>
          <table:table-cell table:style-name="ce105" table:number-columns-repeated="2"/>
          <table:table-cell table:style-name="Default" table:number-columns-repeated="239"/>
        </table:table-row>
        <table:table-row table:style-name="ro18">
          <table:table-cell table:style-name="ce100"/>
          <table:table-cell table:style-name="ce106" office:value-type="string">
            <text:p>Functions List<text:span text:style-name="T3">:</text:span></text:p>
          </table:table-cell>
          <table:table-cell table:style-name="ce110" office:value-type="string" table:number-columns-spanned="3" table:number-rows-spanned="1">
            <text:p>Sniff Test </text:p>
          </table:table-cell>
          <table:covered-table-cell table:style-name="ce113"/>
          <table:covered-table-cell table:style-name="ce110"/>
          <table:table-cell table:style-name="ce100"/>
          <table:table-cell table:style-name="ce117" office:value-type="string">
            <text:p><text:s/></text:p>
          </table:table-cell>
          <table:table-cell table:style-name="ce125"/>
          <table:table-cell table:style-name="ce100" table:number-columns-repeated="2"/>
          <table:table-cell table:style-name="ce128" office:value-type="string">
            <text:p>Blocked</text:p>
          </table:table-cell>
          <table:table-cell table:style-name="ce128" table:formula="of:=COUNTIF([.L$7:.L$1038];[.$K3])" office:value-type="float" office:value="0">
            <text:p>0</text:p>
          </table:table-cell>
          <table:table-cell table:style-name="ce128" table:formula="of:=COUNTIF([.M$7:.M$1038];[.$K3])" office:value-type="float" office:value="0">
            <text:p>0</text:p>
          </table:table-cell>
          <table:table-cell table:style-name="ce128" table:formula="of:=COUNTIF([.N$7:.N$1038];[.$K3])" office:value-type="float" office:value="0">
            <text:p>0</text:p>
          </table:table-cell>
          <table:table-cell table:style-name="ce128" table:formula="of:=COUNTIF([.O$7:.O$1038];[.$K3])" office:value-type="float" office:value="0">
            <text:p>0</text:p>
          </table:table-cell>
          <table:table-cell table:style-name="ce131"/>
          <table:table-cell table:style-name="ce125"/>
          <table:table-cell table:style-name="Default" table:number-columns-repeated="239"/>
        </table:table-row>
        <table:table-row table:style-name="ro19">
          <table:table-cell table:style-name="ce100"/>
          <table:table-cell table:style-name="ce106" office:value-type="string">
            <text:p>Total Main Cases:</text:p>
          </table:table-cell>
          <table:table-cell table:style-name="ce110" table:formula="of:=MAX([.A7:.A6699])" office:value-type="float" office:value="68" table:number-columns-spanned="3" table:number-rows-spanned="1">
            <text:p>68</text:p>
          </table:table-cell>
          <table:covered-table-cell table:style-name="ce114"/>
          <table:covered-table-cell table:style-name="ce117"/>
          <table:table-cell table:style-name="ce100"/>
          <table:table-cell table:style-name="ce117"/>
          <table:table-cell table:style-name="ce125"/>
          <table:table-cell table:style-name="ce100" table:number-columns-repeated="2"/>
          <table:table-cell table:style-name="ce129" office:value-type="string">
            <text:p>Untested</text:p>
          </table:table-cell>
          <table:table-cell table:style-name="ce128" table:formula="of:=COUNTIF([.L$7:.L$1038];[.$K4])" office:value-type="float" office:value="0">
            <text:p>0</text:p>
          </table:table-cell>
          <table:table-cell table:style-name="ce128" table:formula="of:=COUNTIF([.M$7:.M$1038];[.$K4])" office:value-type="float" office:value="0">
            <text:p>0</text:p>
          </table:table-cell>
          <table:table-cell table:style-name="ce128" table:formula="of:=COUNTIF([.N$7:.N$1038];[.$K4])" office:value-type="float" office:value="0">
            <text:p>0</text:p>
          </table:table-cell>
          <table:table-cell table:style-name="ce128" table:formula="of:=COUNTIF([.O$7:.O$1038];[.$K4])" office:value-type="float" office:value="0">
            <text:p>0</text:p>
          </table:table-cell>
          <table:table-cell table:style-name="ce132"/>
          <table:table-cell table:style-name="ce125"/>
          <table:table-cell table:style-name="Default" table:number-columns-repeated="239"/>
        </table:table-row>
        <table:table-row table:style-name="ro20">
          <table:table-cell table:style-name="ce100" table:number-columns-repeated="3"/>
          <table:table-cell table:style-name="ce115"/>
          <table:table-cell table:style-name="ce100" table:number-columns-repeated="2"/>
          <table:table-cell table:style-name="ce117"/>
          <table:table-cell table:style-name="ce125"/>
          <table:table-cell table:style-name="ce100" table:number-columns-repeated="2"/>
          <table:table-cell table:style-name="Default" office:value-type="string">
            <text:p>N/A</text:p>
          </table:table-cell>
          <table:table-cell table:style-name="ce128" table:formula="of:=COUNTIF([.L$7:.L$1038];[.$K5])" office:value-type="float" office:value="0">
            <text:p>0</text:p>
          </table:table-cell>
          <table:table-cell table:style-name="ce128" table:formula="of:=COUNTIF([.M$7:.M$1038];[.$K5])" office:value-type="float" office:value="0">
            <text:p>0</text:p>
          </table:table-cell>
          <table:table-cell table:style-name="ce128" table:formula="of:=COUNTIF([.N$7:.N$1038];[.$K5])" office:value-type="float" office:value="0">
            <text:p>0</text:p>
          </table:table-cell>
          <table:table-cell table:style-name="ce128" table:formula="of:=COUNTIF([.O$7:.O$1038];[.$K5])" office:value-type="float" office:value="0">
            <text:p>0</text:p>
          </table:table-cell>
          <table:table-cell table:style-name="ce132"/>
          <table:table-cell table:style-name="ce125"/>
          <table:table-cell table:style-name="Default" table:number-columns-repeated="239"/>
        </table:table-row>
        <table:table-row table:style-name="ro21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5"/>
          <table:table-cell table:style-name="ce133" office:value-type="string">
            <text:p>Comment</text:p>
          </table:table-cell>
          <table:table-cell table:style-name="ce134" office:value-type="string">
            <text:p>Comment</text:p>
          </table:table-cell>
          <table:table-cell table:style-name="ce135" table:number-columns-repeated="2"/>
          <table:table-cell table:style-name="Default" table:number-columns-repeated="237"/>
        </table:table-row>
        <table:table-row table:style-name="ro22">
          <table:table-cell table:style-name="ce102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11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56" office:value-type="string">
            <text:p>Step 1: Add/Edit/Delete a group</text:p>
          </table:table-cell>
          <table:table-cell table:style-name="ce123" office:value-type="string">
            <text:p><text:span text:style-name="T4">- Click on the calendar actions icon and select <text:s/>Add Group</text:span></text:p>
            <text:p><text:span text:style-name="T4">- Right click on an existing group and select Edit</text:span></text:p>
            <text:p><text:span text:style-name="T4">- Right click on an existing group and 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56" office:value-type="string">
            <text:p>Step 1: Add/Edit/Delete a personal calendar</text:p>
          </table:table-cell>
          <table:table-cell table:style-name="ce123" office:value-type="string">
            <text:p><text:span text:style-name="T4">- Click on the calendar actions icon and select <text:s/>Add Calendar</text:span></text:p>
            <text:p><text:span text:style-name="T4">- Right click on an existing calendar and select Edit</text:span></text:p>
            <text:p><text:span text:style-name="T4">- Right click on an existing calendar and 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style-name="ce127"/>
          <table:table-cell table:number-columns-repeated="6"/>
          <table:table-cell table:style-name="ce127" table:number-columns-repeated="2"/>
          <table:table-cell table:number-columns-repeated="238"/>
        </table:table-row>
        <table:table-row table:style-name="ro24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56" office:value-type="string">
            <text:p>Step 1: Add/Edit/Delete a public calendar</text:p>
          </table:table-cell>
          <table:table-cell office:value-type="string">
            <text:p><text:span text:style-name="T5">- Add a public calendar</text:span></text:p>
            <text:p>+ Open Add Calendar form</text:p>
            <text:p><text:span text:style-name="T6">+ Input Display Name <text:s/></text:span></text:p>
            <text:p><text:span text:style-name="T6">+ In Groups tab, choose group(s) and select User name</text:span></text:p>
            <text:p><text:span text:style-name="T6">+ Click </text:span><text:span text:style-name="T7">Save</text:span></text:p>
            <text:p><text:span text:style-name="T6">- Edit a public calendar by right click on an existing public calendar and select Edit</text:span></text:p>
            <text:p><text:span text:style-name="T6">- Delete a public calendar by right click on 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style-name="ce127"/>
          <table:table-cell table:number-columns-repeated="6"/>
          <table:table-cell table:style-name="ce127" table:number-columns-repeated="2"/>
          <table:table-cell table:number-columns-repeated="238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19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style-name="ce127"/>
          <table:table-cell table:number-columns-repeated="6"/>
          <table:table-cell table:style-name="ce127" table:number-columns-repeated="2"/>
          <table:table-cell table:number-columns-repeated="238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CS_CA_CATEGORY_05">
            <text:p>SNF_CS_CA_CATEGORY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Category</text:p>
          </table:table-cell>
          <table:table-cell office:value-type="string">
            <text:p>Manage Categories</text:p>
          </table:table-cell>
          <table:table-cell table:style-name="ce56" office:value-type="string">
            <text:p>Step 1: Add/Edit/Delete a category</text:p>
          </table:table-cell>
          <table:table-cell office:value-type="string">
            <text:p>- Add a category </text:p>
            <text:p>+ Click on the Event Categories Management icon</text:p>
            <text:p>+ Input Event Category and Description</text:p>
            <text:p>+ Save</text:p>
            <text:p>- Edit a category</text:p>
            <text:p>+ Click on Event Category Management</text:p>
            <text:p>+ Click Edit icon of an existing category</text:p>
            <text:p>- Delete a category</text:p>
            <text:p>+ Click on Event Category Management</text:p>
            <text:p>+ Click Delete icon of an existing category</text:p>
          </table:table-cell>
          <table:table-cell office:value-type="string">
            <text:p>- The event category is added successfully</text:p>
            <text:p>- The event category is updated successfully</text:p>
            <text:p>- The event category is delete successfully</text:p>
          </table:table-cell>
          <table:table-cell office:value-type="string">
            <text:p>Medium</text:p>
          </table:table-cell>
          <table:table-cell table:style-name="ce127"/>
          <table:table-cell table:number-columns-repeated="6"/>
          <table:table-cell table:style-name="ce127" table:number-columns-repeated="2"/>
          <table:table-cell table:number-columns-repeated="238"/>
        </table:table-row>
        <table:table-row table:style-name="ro2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_CS_CA_EVENT_06">
            <text:p>SNF__CS_CA_EVENT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56" office:value-type="string">
            <text:p>Step 1: Add/Edit/Delete an event</text:p>
          </table:table-cell>
          <table:table-cell table:style-name="ce123" office:value-type="string">
            <text:p><text:span text:style-name="T6">- Add an event by right click or click on Event button</text:span></text:p>
            <text:p><text:span text:style-name="T6">- Edit an event by right click on a existing event and select Edit</text:span></text:p>
            <text:p><text:span text:style-name="T6">- Delete an event right click on an existing 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table:style-name="ce127"/>
          <table:table-cell table:number-columns-repeated="6"/>
          <table:table-cell table:style-name="ce127" table:number-columns-repeated="2"/>
          <table:table-cell table:number-columns-repeated="238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TASK_07">
            <text:p>SNF_CS_CA_TASK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56" office:value-type="string">
            <text:p>Step 1: Add/Edit/Delete a task</text:p>
          </table:table-cell>
          <table:table-cell table:style-name="ce123" office:value-type="string">
            <text:p><text:span text:style-name="T6">- Add an event by right click or click on Task button</text:span></text:p>
            <text:p><text:span text:style-name="T6">- Edit an event by right click on a existing task and select Edit</text:span></text:p>
            <text:p><text:span text:style-name="T6">- Delete a task right click on an existing 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style-name="ce127"/>
          <table:table-cell table:number-columns-repeated="6"/>
          <table:table-cell table:style-name="ce127" table:number-columns-repeated="2"/>
          <table:table-cell table:number-columns-repeated="238"/>
        </table:table-row>
        <table:table-row table:style-name="ro2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8">
            <text:p>SNF_CS_CA_CALENDAR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56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6">- Click on a day, all events and tasks of that day are shown in working pane</text:span></text:p>
          </table:table-cell>
          <table:table-cell office:value-type="string">
            <text:p>High</text:p>
          </table:table-cell>
          <table:table-cell table:style-name="ce127"/>
          <table:table-cell table:number-columns-repeated="6"/>
          <table:table-cell table:style-name="ce127" table:number-columns-repeated="2"/>
          <table:table-cell table:number-columns-repeated="238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09">
            <text:p>SNF_CS_CA_CALENDAR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56" office:value-type="string">
            <text:p>Step 1: Check pop up reminder of an event</text:p>
          </table:table-cell>
          <table:table-cell table:style-name="ce123" office:value-type="string">
            <text:p><text:span text:style-name="T6">- Add detail event </text:span></text:p>
            <text:p><text:span text:style-name="T6">- Input Event Summary </text:span></text:p>
            <text:p><text:span text:style-name="T6">- In Reminders tab, check Show a notification popup</text:span></text:p>
            <text:p><text:span text:style-name="T6">- Choose the Repeat</text:span></text:p>
            <text:p><text:span text:style-name="T6">- Click </text:span><text:span text:style-name="T7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6"/>
          <table:table-cell table:style-name="ce70"/>
          <table:table-cell table:number-columns-repeated="240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CALENDAR_10">
            <text:p>SNF_CS_CA_CALENDAR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56" office:value-type="string">
            <text:p>Step 1: Check mail reminder of an event</text:p>
          </table:table-cell>
          <table:table-cell table:style-name="ce123" office:value-type="string">
            <text:p><text:span text:style-name="T6">In Add new event form:</text:span></text:p>
            <text:p><text:span text:style-name="T6">- Input Event Summary </text:span></text:p>
            <text:p><text:span text:style-name="T6">- In Reminders tab, check Reminders by email</text:span></text:p>
            <text:p><text:span text:style-name="T6">- Choose the Repeat</text:span></text:p>
            <text:p><text:span text:style-name="T6">- Click </text:span><text:span text:style-name="T7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5]" office:value-type="string" office:string-value="SNF_CS_CA_EVENT_11">
            <text:p>SNF_CS_CA_EVENT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19" office:value-type="string">
            <text:p>Step 1: Add an event to a shared calendar</text:p>
          </table:table-cell>
          <table:table-cell table:style-name="ce123" office:value-type="string">
            <text:p><text:span text:style-name="T6">- Create personal calendar</text:span></text:p>
            <text:p><text:span text:style-name="T6">- Share added calendar with edit right</text:span></text:p>
            <text:p><text:span text:style-name="T6">- Login by shared user</text:span></text:p>
            <text:p><text:span text:style-name="T6">- Right click on shared calendar and select Add event</text:span></text:p>
            <text:p><text:span text:style-name="T6">- Input Event summary and click </text:span><text:span text:style-name="T7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style-name="ce127"/>
          <table:table-cell table:number-columns-repeated="6"/>
          <table:table-cell table:style-name="ce127" table:number-columns-repeated="2"/>
          <table:table-cell table:number-columns-repeated="238"/>
        </table:table-row>
        <table:table-row table:style-name="ro2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6]" office:value-type="string" office:string-value="SNF_CS_CA_TASK _12">
            <text:p>SNF_CS_CA_TASK 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Add tasks to a shared calendar</text:p>
          </table:table-cell>
          <table:table-cell office:value-type="string">
            <text:p>Add tasks for shared calendar</text:p>
          </table:table-cell>
          <table:table-cell table:style-name="ce119" office:value-type="string">
            <text:p>Step 1: Add a task to a shared calendar</text:p>
          </table:table-cell>
          <table:table-cell table:style-name="ce123" office:value-type="string">
            <text:p><text:span text:style-name="T6">- Create personal calendar</text:span></text:p>
            <text:p><text:span text:style-name="T6">- Share added calendar with edit right</text:span></text:p>
            <text:p><text:span text:style-name="T6">- Login by shared user</text:span></text:p>
            <text:p><text:span text:style-name="T6">- Right click on shared calendar and select Add task</text:span></text:p>
            <text:p><text:span text:style-name="T6">- Input Task summary and click </text:span><text:span text:style-name="T7">Save</text:span></text:p>
          </table:table-cell>
          <table:table-cell office:value-type="string">
            <text:p>- The personal calendar is successfully</text:p>
            <text:p>- The shared user can see the shared calendar and add task into it.</text:p>
          </table:table-cell>
          <table:table-cell office:value-type="string">
            <text:p>High</text:p>
          </table:table-cell>
          <table:table-cell table:style-name="ce127"/>
          <table:table-cell table:number-columns-repeated="6"/>
          <table:table-cell table:style-name="ce127" table:number-columns-repeated="2"/>
          <table:table-cell table:number-columns-repeated="238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7]" office:value-type="string" office:string-value="SNF_CS_CA_EVENT_13">
            <text:p>SNF_CS_CA_EVENT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19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style-name="ce127"/>
          <table:table-cell table:number-columns-repeated="6"/>
          <table:table-cell table:style-name="ce127" table:number-columns-repeated="2"/>
          <table:table-cell table:number-columns-repeated="238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18]" office:value-type="string" office:string-value="SNF_CS_CA_TASK _14">
            <text:p>SNF_CS_CA_TASK 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Add tasks to a public calendar</text:p>
          </table:table-cell>
          <table:table-cell office:value-type="string">
            <text:p>Add tasks for public calendar</text:p>
          </table:table-cell>
          <table:table-cell table:style-name="ce119" office:value-type="string">
            <text:p>Step 1: Add a task to a public calendar</text:p>
          </table:table-cell>
          <table:table-cell office:value-type="string">
            <text:p>- Login by user who has edit right on a public calendar</text:p>
            <text:p>- Add new task into the public calendar</text:p>
          </table:table-cell>
          <table:table-cell office:value-type="string">
            <text:p>- New task for that public calendar is added successfully</text:p>
            <text:p>- The other users in shared group can view the task in the public calenda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19]" office:value-type="string" office:string-value="SNF_CS_CA_EVENT_15">
            <text:p>SNF_CS_CA_EVENT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19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0]" office:value-type="string" office:string-value="SNF_CS_CA_EVENT_16">
            <text:p>SNF_CS_CA_EVENT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19" office:value-type="string">
            <text:p>Step 1: Drag and drop task/event</text:p>
          </table:table-cell>
          <table:table-cell table:style-name="ce123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1]" office:value-type="string" office:string-value="SNF_CS_CA_EVENT_17">
            <text:p>SNF_CS_CA_EVENT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19" office:value-type="string">
            <text:p>Step 1: Resize an existing event/task</text:p>
          </table:table-cell>
          <table:table-cell table:style-name="ce123" office:value-type="string">
            <text:p><text:span text:style-name="T6">- Choose View type from list (except Year view, List View)</text:span></text:p>
            <text:p><text:span text:style-name="T6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2]" office:value-type="string" office:string-value="SNF_CS_CA_EVENT_18">
            <text:p>SNF_CS_CA_EVENT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View</text:p>
          </table:table-cell>
          <table:table-cell table:style-name="ce118" office:value-type="string">
            <text:p>View task/event</text:p>
          </table:table-cell>
          <table:table-cell table:style-name="ce119" office:value-type="string">
            <text:p>Step 1: View task/event</text:p>
          </table:table-cell>
          <table:table-cell office:value-type="string">
            <text:p>- Add new a task/event</text:p>
            <text:p>- Right click on an exiting event/task and choose View</text:p>
          </table:table-cell>
          <table:table-cell office:value-type="string">
            <text:p>Event/task conten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3]" office:value-type="string" office:string-value="SNF_CS_CA_CALENDAR_19">
            <text:p>SNF_CS_CA_CALENDAR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56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6">- Select format </text:span></text:p>
            <text:p><text:span text:style-name="T6">- Upload file</text:span></text:p>
            <text:p><text:span text:style-name="T6">- Choose calendar</text:span></text:p>
            <text:p><text:span text:style-name="T6">- Click </text:span><text:span text:style-name="T7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4]" office:value-type="string" office:string-value="SNF_CS_CA_CALENDAR_20">
            <text:p>SNF_CS_CA_CALENDAR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19" office:value-type="string">
            <text:p>Step 1: Export Calendar</text:p>
          </table:table-cell>
          <table:table-cell table:style-name="ce123" office:value-type="string">
            <text:p><text:span text:style-name="T6">- Right click on existing calendar and select Export</text:span></text:p>
            <text:p><text:span text:style-name="T6">- Click </text:span><text:span text:style-name="T7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25]" office:value-type="string" office:string-value="SNF_CS_CA_SEARCH_21">
            <text:p>SNF_CS_CA_SEARCH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56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26]" office:value-type="string" office:string-value="SNF_CS_CA_SEARCH_22">
            <text:p>SNF_CS_CA_SEARCH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56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8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28]" office:value-type="string" office:string-value="SNF_CS_MA_ACC_01">
            <text:p>SNF_CS_MA_ACC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56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56" office:value-type="string">
            <text:p>Step 1: Check mail</text:p>
          </table:table-cell>
          <table:table-cell office:value-type="string">
            <text:p>After creating account mail</text:p>
            <text:p>- Click <text:span text:style-name="T8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20" office:value-type="string">
            <text:p>Step 1: Compose a mail</text:p>
          </table:table-cell>
          <table:table-cell office:value-type="string">
            <text:p>After creating account mail</text:p>
            <text:p>- Click <text:span text:style-name="T8">Compose</text:span> button on tool bar</text:p>
            <text:p>- Input mail content</text:p>
            <text:p>- Send</text:p>
            <text:p>- Check the receiver's Inbox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20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8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20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8">Reply to sender </text:span><text:span text:style-name="T5">option</text:span></text:p>
            <text:p><text:span text:style-name="T5">- Input required field</text:span></text:p>
            <text:p><text:span text:style-name="T5">- Click </text:span><text:span text:style-name="T8">Send mail</text:span></text:p>
            <text:p><text:span text:style-name="T8">-</text:span><text:span text:style-name="T5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20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8">Forward </text:span><text:span text:style-name="T5">option</text:span></text:p>
            <text:p><text:span text:style-name="T5">- Input required fields</text:span></text:p>
            <text:p><text:span text:style-name="T5">- Click </text:span><text:span text:style-name="T8">Send mail</text:span></text:p>
            <text:p><text:span text:style-name="T8">-</text:span><text:span text:style-name="T5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34]" office:value-type="string" office:string-value="SNF_CS_MA_MAIL_07">
            <text:p>SNF_CS_MA_MAIL_07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office:value-type="string">
            <text:p>CS\Mail\Attach</text:p>
          </table:table-cell>
          <table:table-cell office:value-type="string">
            <text:p>Attachment</text:p>
          </table:table-cell>
          <table:table-cell table:style-name="ce120" office:value-type="string">
            <text:p>Step 1: Send a mail with attachment</text:p>
          </table:table-cell>
          <table:table-cell office:value-type="string">
            <text:p>- Click on <text:span text:style-name="T8">Compose </text:span><text:span text:style-name="T5">button</text:span></text:p>
            <text:p><text:span text:style-name="T5">- Input required fields</text:span></text:p>
            <text:p>- Click attach file icon on the form</text:p>
            <text:p>- Perform to load attachment</text:p>
            <text:p><text:span text:style-name="T5">- Click </text:span><text:span text:style-name="T8">Send mail</text:span></text:p>
            <text:p><text:span text:style-name="T8">-</text:span><text:span text:style-name="T5"> Check the receiver's Inbox</text:span></text:p>
          </table:table-cell>
          <table:table-cell office:value-type="string">
            <text:p>- The files are attached successfully</text:p>
            <text:p>- The attachment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20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36]" office:value-type="string" office:string-value="SNF_CS_MA_MAIL_09">
            <text:p>SNF_CS_MA_MAIL_09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office:value-type="string">
            <text:p>CS\Mail\Manage Message</text:p>
          </table:table-cell>
          <table:table-cell office:value-type="string">
            <text:p>Manage a message in right click menu</text:p>
          </table:table-cell>
          <table:table-cell table:style-name="ce120" office:value-type="string">
            <text:p>Step 1: Do action in the right click menu</text:p>
          </table:table-cell>
          <table:table-cell office:value-type="string">
            <text:p>After checked some mails</text:p>
            <text:p>- Right click on a message</text:p>
            <text:p>- Try to perform action in the menu:</text:p>
            <text:p>+ Do Print function</text:p>
            <text:p>+ Check Reply form</text:p>
            <text:p>+ Check Reply to All form</text:p>
            <text:p>+ Check Forward form</text:p>
            <text:p>+ Check Filter message form</text:p>
            <text:p>+ Do Move to Folder function</text:p>
            <text:p>+ Do Tag function</text:p>
            <text:p>+ Do Delete function</text:p>
            <text:p>+ Do Add to contacts function</text:p>
            <text:p>+ Check Export form</text:p>
            <text:p/>
          </table:table-cell>
          <table:table-cell office:value-type="string">
            <text:p>- The message is displayed in print preview page.</text:p>
            <text:p>- The Reply form is shown. </text:p>
            <text:p>- The Reply to All form is shown.</text:p>
            <text:p>- The Forward form is shown</text:p>
            <text:p>- The Filter message form is shown.</text:p>
            <text:p>- The moved message is moved to the destination folder</text:p>
            <text:p>- The selected message is tagged</text:p>
            <text:p>- The selected message is deleted.</text:p>
            <text:p>- Add to contacts function works well</text:p>
            <text:p>- The Export form is show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20" office:value-type="string">
            <text:p>Step 1: Add/Edit/Delete a folder</text:p>
          </table:table-cell>
          <table:table-cell office:value-type="string">
            <text:p><text:span text:style-name="T5">- Add new folder</text:span></text:p>
            <text:p><text:span text:style-name="T5">- Edit the folder by right click</text:span></text:p>
            <text:p><text:span text:style-name="T5">- Add sub folder</text:span></text:p>
            <text:p><text:span text:style-name="T5">- Remove the parent folder</text:span></text:p>
            <text:p><text:span text:style-name="T5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20" office:value-type="string">
            <text:p>Step 1: Add/Edit/Delete a tag</text:p>
          </table:table-cell>
          <table:table-cell office:value-type="string">
            <text:p><text:span text:style-name="T5">- Add new a tag</text:span></text:p>
            <text:p><text:span text:style-name="T5">- Add tag for some mails</text:span></text:p>
            <text:p><text:span text:style-name="T5">- Right-click on the tag &amp; perform 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39]" office:value-type="string" office:string-value="SNF_CS_MA_MAIL_12">
            <text:p>SNF_CS_MA_MAIL_1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office:value-type="string">
            <text:p>CS\Mail\More Actions</text:p>
          </table:table-cell>
          <table:table-cell office:value-type="string">
            <text:p>More Actions</text:p>
          </table:table-cell>
          <table:table-cell table:style-name="ce120" office:value-type="string">
            <text:p>Step 1: Do action in More Action menu</text:p>
          </table:table-cell>
          <table:table-cell office:value-type="string">
            <text:p>After checked some mails</text:p>
            <text:p>- Tick on a specific message</text:p>
            <text:p>- Click on More Actions button and do action in the menu in priority:</text:p>
            <text:p>+ Star message</text:p>
            <text:p>+ Unstar message</text:p>
            <text:p>+ Mark as read</text:p>
            <text:p>+ Mark as unread</text:p>
          </table:table-cell>
          <table:table-cell office:value-type="string">
            <text:p>- The selected message is set with yellow star</text:p>
            <text:p>- The selected message is removed yellow star</text:p>
            <text:p>- The read message is removed bold effect on the title</text:p>
            <text:p>- The unread message is set bold on the title.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20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20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56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8">Search </text:span><text:span text:style-name="T5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20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8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6"/>
          <table:table-cell table:style-name="ce70"/>
          <table:table-cell table:number-columns-repeated="240"/>
        </table:table-row>
        <table:table-row table:style-name="ro28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20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20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47]" office:value-type="string" office:string-value="SNF_CS_CON_ADDBOOK_01">
            <text:p>SNF_CS_CON_ADDBOOK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56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48]" office:value-type="string" office:string-value="SNF_CS_CON_ADDBOOK_02">
            <text:p>SNF_CS_CON_ADDBOOK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21" office:value-type="string">
            <text:p>Step 1: Share an existing address book</text:p>
          </table:table-cell>
          <table:table-cell table:style-name="ce123" office:value-type="string">
            <text:p><text:span text:style-name="T6">- Right click on an personal existing book and select </text:span><text:span text:style-name="T7">Share</text:span></text:p>
            <text:p><text:span text:style-name="T6">- Input or select User or Group and click </text:span><text:span text:style-name="T7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49]" office:value-type="string" office:string-value="SNF_CS_CON_CONTACT_03">
            <text:p>SNF_CS_CON_CONTACT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20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0]" office:value-type="string" office:string-value="SNF_CS_CON_CONTACT_04">
            <text:p>SNF_CS_CON_CONTACT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office:value-type="string">
            <text:p>CS\Contact\Prince</text:p>
          </table:table-cell>
          <table:table-cell office:value-type="string">
            <text:p>Print contact</text:p>
          </table:table-cell>
          <table:table-cell table:style-name="ce120" office:value-type="string">
            <text:p>Step 1: Print contacts</text:p>
          </table:table-cell>
          <table:table-cell office:value-type="string">
            <text:p>Right click on one contact or choose some and select <text:span text:style-name="T8">Print</text:span></text:p>
          </table:table-cell>
          <table:table-cell office:value-type="string">
            <text:p>Print preview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1]" office:value-type="string" office:string-value="SNF_CS_CON_CONTACT_05">
            <text:p>SNF_CS_CON_CONTACT_0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20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8">Copy</text:span></text:p>
            <text:p><text:span text:style-name="T6">- Right click on another address book, select <text:s/></text:span><text:span text:style-name="T7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52]" office:value-type="string" office:string-value="SNF_CS_CON_CONTACT_06">
            <text:p>SNF_CS_CON_CONTACT_0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20" office:value-type="string">
            <text:p>Step 1:Share a contact</text:p>
          </table:table-cell>
          <table:table-cell table:style-name="ce123" office:value-type="string">
            <text:p><text:span text:style-name="T6">- Right click on this contact and select </text:span><text:span text:style-name="T7">Share</text:span></text:p>
            <text:p><text:span text:style-name="T6">- Input or select User or Group and click </text:span><text:span text:style-name="T7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53]" office:value-type="string" office:string-value="SNF_CS_CON_LAYOUT_07">
            <text:p>SNF_CS_CON_LAYOUT_0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20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54]" office:value-type="string" office:string-value="SNF_CS_CON_TAG_08">
            <text:p>SNF_CS_CON_TAG_0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20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6">- Input Tag Name and click </text:span><text:span text:style-name="T7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55]" office:value-type="string" office:string-value="SNF_CS_CON_CONTACT_09">
            <text:p>SNF_CS_CON_CONTACT_0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20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6">- Click </text:span><text:span text:style-name="T7">Send </text:span><text:span text:style-name="T6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56]" office:value-type="string" office:string-value="SNF_CS_CON_ADDBOOK_10">
            <text:p>SNF_CS_CON_ADDBOOK_1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20" office:value-type="string">
            <text:p>Step 1: Import an address book</text:p>
          </table:table-cell>
          <table:table-cell office:value-type="string">
            <text:p>- Right click on existed address book &amp; select <text:span text:style-name="T8">Import </text:span>or select <text:span text:style-name="T8">Import </text:span><text:span text:style-name="T5">in tool bar</text:span></text:p>
            <text:p><text:span text:style-name="T6">- Choose address book to be destination</text:span></text:p>
            <text:p><text:span text:style-name="T6">- Select format</text:span></text:p>
            <text:p><text:span text:style-name="T6">- Upload valid file and click </text:span><text:span text:style-name="T7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2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57]" office:value-type="string" office:string-value="SNF_CS_CON_ADDBOOK_11">
            <text:p>SNF_CS_CON_ADDBOOK_1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19" office:value-type="string">
            <text:p>Step 1:Export an address book</text:p>
          </table:table-cell>
          <table:table-cell office:value-type="string">
            <text:p>- Right click on existed address book &amp; select <text:span text:style-name="T8">Export</text:span> or select <text:span text:style-name="T8">Export </text:span><text:span text:style-name="T5">in tool bar</text:span></text:p>
            <text:p><text:span text:style-name="T6">- Select address book(s) </text:span></text:p>
            <text:p><text:span text:style-name="T6">- Input Name</text:span></text:p>
            <text:p><text:span text:style-name="T6">- Select format</text:span></text:p>
            <text:p><text:span text:style-name="T6">- Click </text:span><text:span text:style-name="T7"><text:s/>Export</text:span><text:span text:style-name="T6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58]" office:value-type="string" office:string-value="SNF_CS_CON_SEARCH_12">
            <text:p>SNF_CS_CON_SEARCH_1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19" office:value-type="string">
            <text:p>Step 1: Quick Search contacts</text:p>
          </table:table-cell>
          <table:table-cell office:value-type="string">
            <text:p>Input a normal text and click <text:span text:style-name="T8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59]" office:value-type="string" office:string-value="SNF_CS_CON_SEARCH_13">
            <text:p>SNF_CS_CON_SEARCH_1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19" office:value-type="string">
            <text:p>Step 1: Advanced Search contacts</text:p>
          </table:table-cell>
          <table:table-cell table:style-name="ce123" office:value-type="string">
            <text:p><text:span text:style-name="T6">- Click on advance search icon</text:span></text:p>
            <text:p><text:span text:style-name="T6">- </text:span>Input search condition and click <text:span text:style-name="T8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1]" office:value-type="string" office:string-value="SNF_CS_CHA_OTHERCHECK_01">
            <text:p>SNF_CS_CHA_OTHERCHECK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20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62]" office:value-type="string" office:string-value="SNF_CS_CHA_OTHERCHECK_02">
            <text:p>SNF_CS_CHA_OTHERCHECK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20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63]" office:value-type="string" office:string-value="SNF_CS_CHA_OTHERCHECK_03">
            <text:p>SNF_CS_CHA_OTHERCHECK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56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64]" office:value-type="string" office:string-value="SNF_CS_CHA_PUBLICCHAT_04">
            <text:p>SNF_CS_CHA_PUBLICCHAT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21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65]" office:value-type="string" office:string-value="SNF_CS_CHA_PUBLICCHAT _05">
            <text:p>SNF_CS_CHA_PUBLICCHAT _05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20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66]" office:value-type="string" office:string-value="SNF_CS_CHA_PUBLICCHAT_06">
            <text:p>SNF_CS_CHA_PUBLICCHAT_06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20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67]" office:value-type="string" office:string-value="SNF_CS_CHA_OTHERCHECK_07">
            <text:p>SNF_CS_CHA_OTHERCHECK_07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56" office:value-type="string">
            <text:p>Step 1: Show and Search page</text:p>
          </table:table-cell>
          <table:table-cell table:style-name="ce123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68]" office:value-type="string" office:string-value="SNF_CS_CHA_OTHERCHECK_08">
            <text:p>SNF_CS_CHA_OTHERCHECK_08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20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formula="of:=[Check_List.A69]" office:value-type="string" office:string-value="SNF_CS_CHA_PRIVATECHAT_09">
            <text:p>SNF_CS_CHA_PRIVATECHAT_09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20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formula="of:=[Check_List.A70]" office:value-type="string" office:string-value="SNF_CS_CHA_PRIVATECHAT_10">
            <text:p>SNF_CS_CHA_PRIVATECHAT_10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20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formula="of:=[Check_List.A71]" office:value-type="string" office:string-value="SNF_CS_CHA_PRIVATECHAT_11">
            <text:p>SNF_CS_CHA_PRIVATECHAT_1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19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/>
          <table:table-cell table:style-name="Default"/>
          <table:table-cell table:number-columns-repeated="4"/>
          <table:table-cell table:style-name="ce70"/>
          <table:table-cell table:number-columns-repeated="240"/>
        </table:table-row>
        <table:table-row table:style-name="ro22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formula="of:=[Check_List.A72]" office:value-type="string" office:string-value="SNF_CS_CHA_PRIVATECHAT_12">
            <text:p>SNF_CS_CHA_PRIVATECHAT_1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19" office:value-type="string">
            <text:p>Step 1: Export a private chat</text:p>
          </table:table-cell>
          <table:table-cell table:style-name="ce124" office:value-type="string">
            <text:p><text:span text:style-name="T9">- Login by 2 users in different browsers </text:span></text:p>
            <text:p><text:span text:style-name="T9">- User A adds user B into personal contacts list</text:span></text:p>
            <text:p><text:span text:style-name="T9">- User A right-click on user B's name in the personal contacts list and choose Send message</text:span></text:p>
            <text:p><text:span text:style-name="T9">- A &amp; B send message together</text:span></text:p>
            <text:p><text:span text:style-name="T9">- One of 2 users click Export History 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formula="of:=[Check_List.A73]" office:value-type="string" office:string-value="SNF_CS_CHA_OTHERCHECK_13">
            <text:p>SNF_CS_CHA_OTHERCHECK_1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19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table:number-columns-repeated="6"/>
          <table:table-cell table:style-name="ce70"/>
          <table:table-cell table:number-columns-repeated="240"/>
        </table:table-row>
        <table:table-row table:style-name="ro44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formula="of:=[Check_List.A74]" office:value-type="string" office:string-value="SNF_CS_CHA_PRIVATECHAT_14">
            <text:p>SNF_CS_CHA_PRIVATECHAT_1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19" office:value-type="string">
            <text:p>Step 1:Show sent messages in period of time</text:p>
          </table:table-cell>
          <table:table-cell table:style-name="ce123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5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formula="of:=[Check_List.A75]" office:value-type="string" office:string-value="SNF_CS_CHA_OTHERCHECK_15">
            <text:p>SNF_CS_CHA_OTHERCHECK_1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office:value-type="string">
            <text:p>Step 1:Check User Status</text:p>
          </table:table-cell>
          <table:table-cell table:style-name="ce123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43"/>
        </table:table-row>
        <table:table-row table:style-name="ro10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50"/>
        </table:table-row>
        <table:table-row table:style-name="ro10" table:number-rows-repeated="30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10">
          <table:table-cell table:style-name="ce100" table:number-columns-repeated="3"/>
          <table:table-cell table:style-name="ce115"/>
          <table:table-cell table:style-name="ce100"/>
          <table:table-cell table:style-name="ce122" table:number-columns-repeated="3"/>
          <table:table-cell table:style-name="ce100" table:number-columns-repeated="248"/>
        </table:table-row>
        <table:table-row table:style-name="ro10" table:number-rows-repeated="10">
          <table:table-cell table:style-name="ce100" table:number-columns-repeated="3"/>
          <table:table-cell table:style-name="ce115"/>
          <table:table-cell table:style-name="ce100" table:number-columns-repeated="252"/>
        </table:table-row>
        <table:table-row table:style-name="ro10">
          <table:table-cell table:style-name="ce100" table:number-columns-repeated="3"/>
          <table:table-cell table:style-name="ce115"/>
          <table:table-cell table:style-name="ce100" table:number-columns-repeated="252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ce48"/>
        <table:table-column table:style-name="co20" table:default-cell-style-name="ce56"/>
        <table:table-column table:style-name="co21" table:default-cell-style-name="ce56"/>
        <table:table-column table:style-name="co22" table:default-cell-style-name="ce56"/>
        <table:table-column table:style-name="co23" table:default-cell-style-name="ce56"/>
        <table:table-column table:style-name="co8" table:default-cell-style-name="ce143"/>
        <table:table-column table:style-name="co8" table:number-columns-repeated="243" table:default-cell-style-name="Default"/>
        <table:table-row table:style-name="ro8">
          <table:table-cell table:style-name="ce137" office:value-type="string" table:number-columns-spanned="5" table:number-rows-spanned="2">
            <text:p>CS SniffTest List</text:p>
          </table:table-cell>
          <table:covered-table-cell table:number-columns-repeated="4" table:style-name="ce140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8">
          <table:covered-table-cell table:style-name="ce138"/>
          <table:covered-table-cell table:number-columns-repeated="4" table:style-name="ce140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46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9">
          <table:table-cell table:style-name="ce47" office:value-type="string" table:number-columns-spanned="6" table:number-rows-spanned="1">
            <text:p>CS_Calendar</text:p>
          </table:table-cell>
          <table:covered-table-cell table:number-columns-repeated="2" table:style-name="Default"/>
          <table:covered-table-cell table:style-name="ce96"/>
          <table:covered-table-cell table:number-columns-repeated="2" table:style-name="Default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$B$7:SniffTest.$B$971]=[.$A5])*([SniffTest.$A6:SniffTest.$A$971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33">
          <table:table-cell table:formula="of:=[Check_List.A6]" office:value-type="string" office:string-value="SNF_CS_CA_CALENDAR_02">
            <text:p>SNF_CS_CA_CALENDAR_02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$B$7:SniffTest.$B$971]=[.$A6])*([SniffTest.$A7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$B$7:SniffTest.$B$971]=[.$A7])*([SniffTest.$A8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0">
          <table:table-cell table:formula="of:=[Check_List.A8]" office:value-type="string" office:string-value="SNF_CS_CA_CALENDAR_04">
            <text:p>SNF_CS_CA_CALENDAR_04</text:p>
          </table:table-cell>
          <table:table-cell office:value-type="string">
            <text:p>Calendar</text:p>
          </table:table-cell>
          <table:table-cell table:number-columns-repeated="2" office:value-type="string">
            <text:p>Share calendar</text:p>
          </table:table-cell>
          <table:table-cell table:style-name="ce141" office:value-type="string">
            <text:p>- The calendar is shared successfully</text:p>
          </table:table-cell>
          <table:table-cell table:formula="of:=SUMPRODUCT(([SniffTest.$B$7:SniffTest.$B$971]=[.$A8])*([SniffTest.$A9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table:formula="of:=[Check_List.A9]" office:value-type="string" office:string-value="SNF_CS_CA_CATEGORY_05">
            <text:p>SNF_CS_CA_CATEGORY_05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Categories</text:p>
          </table:table-cell>
          <table:table-cell table:style-name="ce141" office:value-type="string">
            <text:p>- The category is added/edited/deleted successfully</text:p>
          </table:table-cell>
          <table:table-cell table:formula="of:=SUMPRODUCT(([SniffTest.$B$7:SniffTest.$B$971]=[.$A9])*([SniffTest.$A10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table:formula="of:=[Check_List.A10]" office:value-type="string" office:string-value="SNF__CS_CA_EVENT_06">
            <text:p>SNF__CS_CA_EVENT_06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$B$7:SniffTest.$B$971]=[.$A10])*([SniffTest.$A11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table:formula="of:=[Check_List.A11]" office:value-type="string" office:string-value="SNF_CS_CA_TASK_07">
            <text:p>SNF_CS_CA_TASK_07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$B$7:SniffTest.$B$971]=[.$A11])*([SniffTest.$A12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table:formula="of:=[Check_List.A12]" office:value-type="string" office:string-value="SNF_CS_CA_CALENDAR_08">
            <text:p>SNF_CS_CA_CALENDAR_08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$B$7:SniffTest.$B$971]=[.$A12])*([SniffTest.$A13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table:formula="of:=[Check_List.A13]" office:value-type="string" office:string-value="SNF_CS_CA_CALENDAR_09">
            <text:p>SNF_CS_CA_CALENDAR_09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$B$7:SniffTest.$B$971]=[.$A13])*([SniffTest.$A14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table:formula="of:=[Check_List.A14]" office:value-type="string" office:string-value="SNF_CS_CA_CALENDAR_10">
            <text:p>SNF_CS_CA_CALENDAR_10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$B$7:SniffTest.$B$971]=[.$A14])*([SniffTest.$A15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table:formula="of:=[Check_List.A15]" office:value-type="string" office:string-value="SNF_CS_CA_EVENT_11">
            <text:p>SNF_CS_CA_EVENT_11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$B$7:SniffTest.$B$971]=[.$A15])*([SniffTest.$A16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table:formula="of:=[Check_List.A16]" office:value-type="string" office:string-value="SNF_CS_CA_TASK _12">
            <text:p>SNF_CS_CA_TASK _12</text:p>
          </table:table-cell>
          <table:table-cell office:value-type="string">
            <text:p>Calendar</text:p>
          </table:table-cell>
          <table:table-cell table:number-columns-repeated="2" office:value-type="string">
            <text:p>Add tasks for shared calendar</text:p>
          </table:table-cell>
          <table:table-cell office:value-type="string">
            <text:p>- The task is added successfully.</text:p>
          </table:table-cell>
          <table:table-cell table:formula="of:=SUMPRODUCT(([SniffTest.$B$7:SniffTest.$B$971]=[.$A16])*([SniffTest.$A17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table:formula="of:=[Check_List.A17]" office:value-type="string" office:string-value="SNF_CS_CA_EVENT_13">
            <text:p>SNF_CS_CA_EVENT_13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$B$7:SniffTest.$B$971]=[.$A17])*([SniffTest.$A18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table:formula="of:=[Check_List.A18]" office:value-type="string" office:string-value="SNF_CS_CA_TASK _14">
            <text:p>SNF_CS_CA_TASK _14</text:p>
          </table:table-cell>
          <table:table-cell office:value-type="string">
            <text:p>Calendar</text:p>
          </table:table-cell>
          <table:table-cell table:number-columns-repeated="2" office:value-type="string">
            <text:p>Add tasks for public calendar</text:p>
          </table:table-cell>
          <table:table-cell office:value-type="string">
            <text:p>- The task is added successfully.</text:p>
          </table:table-cell>
          <table:table-cell table:formula="of:=SUMPRODUCT(([SniffTest.$B$7:SniffTest.$B$971]=[.$A18])*([SniffTest.$A19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8">
          <table:table-cell table:formula="of:=[Check_List.A19]" office:value-type="string" office:string-value="SNF_CS_CA_EVENT_15">
            <text:p>SNF_CS_CA_EVENT_15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$B$7:SniffTest.$B$971]=[.$A19])*([SniffTest.$A20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table:formula="of:=[Check_List.A20]" office:value-type="string" office:string-value="SNF_CS_CA_EVENT_16">
            <text:p>SNF_CS_CA_EVENT_16</text:p>
          </table:table-cell>
          <table:table-cell office:value-type="string">
            <text:p>Calendar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$B$7:SniffTest.$B$971]=[.$A20])*([SniffTest.$A21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table:formula="of:=[Check_List.A21]" office:value-type="string" office:string-value="SNF_CS_CA_EVENT_17">
            <text:p>SNF_CS_CA_EVENT_17</text:p>
          </table:table-cell>
          <table:table-cell office:value-type="string">
            <text:p>Calendar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$B$7:SniffTest.$B$971]=[.$A21])*([SniffTest.$A22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table:formula="of:=[Check_List.A22]" office:value-type="string" office:string-value="SNF_CS_CA_EVENT_18">
            <text:p>SNF_CS_CA_EVENT_18</text:p>
          </table:table-cell>
          <table:table-cell office:value-type="string">
            <text:p>Calendar</text:p>
          </table:table-cell>
          <table:table-cell table:number-columns-repeated="2" table:style-name="ce118" office:value-type="string">
            <text:p>View task/event</text:p>
          </table:table-cell>
          <table:table-cell office:value-type="string">
            <text:p>- The detail of a task/event is shown.</text:p>
            <text:p/>
          </table:table-cell>
          <table:table-cell table:formula="of:=SUMPRODUCT(([SniffTest.$B$7:SniffTest.$B$971]=[.$A22])*([SniffTest.$A23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0">
          <table:table-cell table:formula="of:=[Check_List.A23]" office:value-type="string" office:string-value="SNF_CS_CA_CALENDAR_19">
            <text:p>SNF_CS_CA_CALENDAR_19</text:p>
          </table:table-cell>
          <table:table-cell office:value-type="string">
            <text:p>Calendar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$B$7:SniffTest.$B$971]=[.$A23])*([SniffTest.$A24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table:formula="of:=[Check_List.A24]" office:value-type="string" office:string-value="SNF_CS_CA_CALENDAR_20">
            <text:p>SNF_CS_CA_CALENDAR_20</text:p>
          </table:table-cell>
          <table:table-cell office:value-type="string">
            <text:p>Calendar</text:p>
          </table:table-cell>
          <table:table-cell office:value-type="string">
            <text:p>Export calendar</text:p>
          </table:table-cell>
          <table:table-cell table:style-name="ce119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$B$7:SniffTest.$B$971]=[.$A24])*([SniffTest.$A25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0">
          <table:table-cell table:formula="of:=[Check_List.A25]" office:value-type="string" office:string-value="SNF_CS_CA_SEARCH_21">
            <text:p>SNF_CS_CA_SEARCH_21</text:p>
          </table:table-cell>
          <table:table-cell office:value-type="string">
            <text:p>Calendar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$B$7:SniffTest.$B$971]=[.$A25])*([SniffTest.$A26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table:formula="of:=[Check_List.A26]" office:value-type="string" office:string-value="SNF_CS_CA_SEARCH_22">
            <text:p>SNF_CS_CA_SEARCH_22</text:p>
          </table:table-cell>
          <table:table-cell office:value-type="string">
            <text:p>Calendar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$B$7:SniffTest.$B$971]=[.$A26])*([SniffTest.$A27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table:style-name="ce47" office:value-type="string" table:number-columns-spanned="6" table:number-rows-spanned="1">
            <text:p>CS_Mail</text:p>
          </table:table-cell>
          <table:covered-table-cell table:number-columns-repeated="4"/>
          <table:covered-table-cell table:formula="of:=SUMPRODUCT(([SniffTest.$B$7:SniffTest.$B$971]=[.$A27])*([SniffTest.$A28:SniffTest.$A$971]&lt;&gt;&quot;&quot;))" office:value-type="float" office:value="0">
            <text:p>0</text:p>
          </table:covered-table-cell>
          <table:table-cell table:style-name="ce145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office:value-type="string">
            <text:p>Mail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$B$7:SniffTest.$B$971]=[.$A28])*([SniffTest.$A29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Mail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$B$7:SniffTest.$B$971]=[.$A29])*([SniffTest.$A30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table:formula="of:=[Check_List.A30]" office:value-type="string" office:string-value="SNF_CS_MA_MAIL_03">
            <text:p>SNF_CS_MA_MAIL_03</text:p>
          </table:table-cell>
          <table:table-cell office:value-type="string">
            <text:p>Mail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$B$7:SniffTest.$B$971]=[.$A30])*([SniffTest.$A31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0">
          <table:table-cell table:formula="of:=[Check_List.A31]" office:value-type="string" office:string-value="SNF_CS_MA_MAIL_04">
            <text:p>SNF_CS_MA_MAIL_04</text:p>
          </table:table-cell>
          <table:table-cell office:value-type="string">
            <text:p>Mail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$B$7:SniffTest.$B$971]=[.$A31])*([SniffTest.$A32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0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Mail</text:p>
          </table:table-cell>
          <table:table-cell office:value-type="string">
            <text:p>Reply</text:p>
          </table:table-cell>
          <table:table-cell table:style-name="ce120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$B$7:SniffTest.$B$971]=[.$A32])*([SniffTest.$A33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table:formula="of:=[Check_List.A33]" office:value-type="string" office:string-value="SNF_CS_MA_MAIL_06">
            <text:p>SNF_CS_MA_MAIL_06</text:p>
          </table:table-cell>
          <table:table-cell office:value-type="string">
            <text:p>Mail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$B$7:SniffTest.$B$971]=[.$A33])*([SniffTest.$A34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table:formula="of:=[Check_List.A34]" office:value-type="string" office:string-value="SNF_CS_MA_MAIL_07">
            <text:p>SNF_CS_MA_MAIL_07</text:p>
          </table:table-cell>
          <table:table-cell office:value-type="string">
            <text:p>Mail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$B$7:SniffTest.$B$971]=[.$A34])*([SniffTest.$A35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table:formula="of:=[Check_List.A35]" office:value-type="string" office:string-value="SNF_CS_MA_MAIL_08">
            <text:p>SNF_CS_MA_MAIL_08</text:p>
          </table:table-cell>
          <table:table-cell office:value-type="string">
            <text:p>Mail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$B$7:SniffTest.$B$971]=[.$A35])*([SniffTest.$A36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33">
          <table:table-cell table:formula="of:=[Check_List.A36]" office:value-type="string" office:string-value="SNF_CS_MA_MAIL_09">
            <text:p>SNF_CS_MA_MAIL_09</text:p>
          </table:table-cell>
          <table:table-cell office:value-type="string">
            <text:p>Mail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$B$7:SniffTest.$B$971]=[.$A36])*([SniffTest.$A37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office:value-type="string">
            <text:p>Mail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$B$7:SniffTest.$B$971]=[.$A37])*([SniffTest.$A38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office:value-type="string">
            <text:p>Mail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$B$7:SniffTest.$B$971]=[.$A38])*([SniffTest.$A39:SniffTest.$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table:formula="of:=[Check_List.A39]" office:value-type="string" office:string-value="SNF_CS_MA_MAIL_12">
            <text:p>SNF_CS_MA_MAIL_12</text:p>
          </table:table-cell>
          <table:table-cell office:value-type="string">
            <text:p>Mail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$B$7:SniffTest.$B$971]=[.$A39])*([SniffTest.$A40:SniffTest.$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40]" office:value-type="string" office:string-value="SNF_CS_MA_FILTER_13">
            <text:p>SNF_CS_MA_FILTER_13</text:p>
          </table:table-cell>
          <table:table-cell office:value-type="string">
            <text:p>Mail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$B$7:SniffTest.$B$971]=[.$A40])*([SniffTest.$A41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office:value-type="string">
            <text:p>Mail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$B$7:SniffTest.$B$971]=[.$A41])*([SniffTest.$A42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10">
          <table:table-cell table:formula="of:=[Check_List.A42]" office:value-type="string" office:string-value="SNF_CS_MA_SEARCH_15">
            <text:p>SNF_CS_MA_SEARCH_15</text:p>
          </table:table-cell>
          <table:table-cell office:value-type="string">
            <text:p>Mail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$B$7:SniffTest.$B$971]=[.$A42])*([SniffTest.$A43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43]" office:value-type="string" office:string-value="SNF_CS_MA_SEARCH_16">
            <text:p>SNF_CS_MA_SEARCH_16</text:p>
          </table:table-cell>
          <table:table-cell office:value-type="string">
            <text:p>Mail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$B$7:SniffTest.$B$971]=[.$A43])*([SniffTest.$A44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44]" office:value-type="string" office:string-value="SNF_CS_MA_EVENT_17">
            <text:p>SNF_CS_MA_EVENT_17</text:p>
          </table:table-cell>
          <table:table-cell office:value-type="string">
            <text:p>Mail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$B$7:SniffTest.$B$971]=[.$A44])*([SniffTest.$A45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45]" office:value-type="string" office:string-value="SNF_CS_MA_ADDBOOK_18">
            <text:p>SNF_CS_MA_ADDBOOK_18</text:p>
          </table:table-cell>
          <table:table-cell office:value-type="string">
            <text:p>Mail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$B$7:SniffTest.$B$971]=[.$A45])*([SniffTest.$A46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10">
          <table:table-cell table:formula="of:=[Check_List.A46]" office:value-type="string" office:string-value="CS_Contact">
            <text:p>CS_Contact</text:p>
          </table:table-cell>
          <table:table-cell table:number-columns-repeated="4"/>
          <table:table-cell table:formula="of:=SUMPRODUCT(([SniffTest.$B$7:SniffTest.$B$971]=[.$A46])*([SniffTest.$A47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9">
          <table:table-cell table:formula="of:=[Check_List.A47]" office:value-type="string" office:string-value="SNF_CS_CON_ADDBOOK_01">
            <text:p>SNF_CS_CON_ADDBOOK_01</text:p>
          </table:table-cell>
          <table:table-cell office:value-type="string">
            <text:p>Contacts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$B$7:SniffTest.$B$971]=[.$A47])*([SniffTest.$A48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48]" office:value-type="string" office:string-value="SNF_CS_CON_ADDBOOK_02">
            <text:p>SNF_CS_CON_ADDBOOK_02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$B$7:SniffTest.$B$971]=[.$A48])*([SniffTest.$A49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33">
          <table:table-cell table:formula="of:=[Check_List.A49]" office:value-type="string" office:string-value="SNF_CS_CON_CONTACT_03">
            <text:p>SNF_CS_CON_CONTACT_03</text:p>
          </table:table-cell>
          <table:table-cell office:value-type="string">
            <text:p>Contacts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$B$7:SniffTest.$B$971]=[.$A49])*([SniffTest.$A50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10">
          <table:table-cell table:formula="of:=[Check_List.A50]" office:value-type="string" office:string-value="SNF_CS_CON_CONTACT_04">
            <text:p>SNF_CS_CON_CONTACT_04</text:p>
          </table:table-cell>
          <table:table-cell office:value-type="string">
            <text:p>Contacts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$B$7:SniffTest.$B$971]=[.$A50])*([SniffTest.$A51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51]" office:value-type="string" office:string-value="SNF_CS_CON_CONTACT_05">
            <text:p>SNF_CS_CON_CONTACT_05</text:p>
          </table:table-cell>
          <table:table-cell office:value-type="string">
            <text:p>Contacts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$B$7:SniffTest.$B$971]=[.$A51])*([SniffTest.$A52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10">
          <table:table-cell table:formula="of:=[Check_List.A52]" office:value-type="string" office:string-value="SNF_CS_CON_CONTACT_06">
            <text:p>SNF_CS_CON_CONTACT_06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$B$7:SniffTest.$B$971]=[.$A52])*([SniffTest.$A53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53]" office:value-type="string" office:string-value="SNF_CS_CON_LAYOUT_07">
            <text:p>SNF_CS_CON_LAYOUT_07</text:p>
          </table:table-cell>
          <table:table-cell office:value-type="string">
            <text:p>Contacts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$B$7:SniffTest.$B$971]=[.$A53])*([SniffTest.$A54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54]" office:value-type="string" office:string-value="SNF_CS_CON_TAG_08">
            <text:p>SNF_CS_CON_TAG_08</text:p>
          </table:table-cell>
          <table:table-cell office:value-type="string">
            <text:p>Contacts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$B$7:SniffTest.$B$971]=[.$A54])*([SniffTest.$A55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55]" office:value-type="string" office:string-value="SNF_CS_CON_CONTACT_09">
            <text:p>SNF_CS_CON_CONTACT_09</text:p>
          </table:table-cell>
          <table:table-cell office:value-type="string">
            <text:p>Contacts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$B$7:SniffTest.$B$971]=[.$A55])*([SniffTest.$A56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56]" office:value-type="string" office:string-value="SNF_CS_CON_ADDBOOK_10">
            <text:p>SNF_CS_CON_ADDBOOK_10</text:p>
          </table:table-cell>
          <table:table-cell office:value-type="string">
            <text:p>Contacts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$B$7:SniffTest.$B$971]=[.$A56])*([SniffTest.$A57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57]" office:value-type="string" office:string-value="SNF_CS_CON_ADDBOOK_11">
            <text:p>SNF_CS_CON_ADDBOOK_11</text:p>
          </table:table-cell>
          <table:table-cell office:value-type="string">
            <text:p>Contacts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$B$7:SniffTest.$B$971]=[.$A57])*([SniffTest.$A58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10">
          <table:table-cell table:formula="of:=[Check_List.A58]" office:value-type="string" office:string-value="SNF_CS_CON_SEARCH_12">
            <text:p>SNF_CS_CON_SEARCH_12</text:p>
          </table:table-cell>
          <table:table-cell office:value-type="string">
            <text:p>Contacts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$B$7:SniffTest.$B$971]=[.$A58])*([SniffTest.$A59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9">
          <table:table-cell table:formula="of:=[Check_List.A59]" office:value-type="string" office:string-value="SNF_CS_CON_SEARCH_13">
            <text:p>SNF_CS_CON_SEARCH_13</text:p>
          </table:table-cell>
          <table:table-cell office:value-type="string">
            <text:p>Contacts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$B$7:SniffTest.$B$971]=[.$A59])*([SniffTest.$A60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11">
          <table:table-cell table:style-name="ce47" office:value-type="string" table:number-columns-spanned="6" table:number-rows-spanned="1">
            <text:p>CS_Chat</text:p>
          </table:table-cell>
          <table:covered-table-cell table:number-columns-repeated="4"/>
          <table:covered-table-cell table:formula="of:=SUMPRODUCT(([SniffTest.$B$7:SniffTest.$B$971]=[.$A60])*([SniffTest.$A61:SniffTest.$A$971]&lt;&gt;&quot;&quot;))" office:value-type="float" office:value="0">
            <text:p>0</text:p>
          </table:covered-table-cell>
          <table:table-cell table:number-columns-repeated="243"/>
        </table:table-row>
        <table:table-row table:style-name="ro21">
          <table:table-cell table:formula="of:=[Check_List.A61]" office:value-type="string" office:string-value="SNF_CS_CHA_OTHERCHECK_01">
            <text:p>SNF_CS_CHA_OTHERCHECK_01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$B$7:SniffTest.$B$971]=[.$A61])*([SniffTest.$A62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62]" office:value-type="string" office:string-value="SNF_CS_CHA_OTHERCHECK_02">
            <text:p>SNF_CS_CHA_OTHERCHECK_02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$B$7:SniffTest.$B$971]=[.$A62])*([SniffTest.$A63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63]" office:value-type="string" office:string-value="SNF_CS_CHA_OTHERCHECK_03">
            <text:p>SNF_CS_CHA_OTHERCHECK_03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$B$7:SniffTest.$B$971]=[.$A63])*([SniffTest.$A64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64]" office:value-type="string" office:string-value="SNF_CS_CHA_PUBLICCHAT_04">
            <text:p>SNF_CS_CHA_PUBLICCHAT_04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$B$7:SniffTest.$B$971]=[.$A64])*([SniffTest.$A65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65]" office:value-type="string" office:string-value="SNF_CS_CHA_PUBLICCHAT _05">
            <text:p>SNF_CS_CHA_PUBLICCHAT _05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$B$7:SniffTest.$B$971]=[.$A65])*([SniffTest.$A66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66]" office:value-type="string" office:string-value="SNF_CS_CHA_PUBLICCHAT_06">
            <text:p>SNF_CS_CHA_PUBLICCHAT_06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$B$7:SniffTest.$B$971]=[.$A66])*([SniffTest.$A67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10">
          <table:table-cell table:formula="of:=[Check_List.A67]" office:value-type="string" office:string-value="SNF_CS_CHA_OTHERCHECK_07">
            <text:p>SNF_CS_CHA_OTHERCHECK_07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Search</text:p>
          </table:table-cell>
          <table:table-cell table:style-name="ce142" office:value-type="string">
            <text:p>- Search function works well</text:p>
          </table:table-cell>
          <table:table-cell table:formula="of:=SUMPRODUCT(([SniffTest.$B$7:SniffTest.$B$971]=[.$A67])*([SniffTest.$A68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10">
          <table:table-cell table:formula="of:=[Check_List.A68]" office:value-type="string" office:string-value="SNF_CS_CHA_OTHERCHECK_08">
            <text:p>SNF_CS_CHA_OTHERCHECK_08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$B$7:SniffTest.$B$971]=[.$A68])*([SniffTest.$A69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69]" office:value-type="string" office:string-value="SNF_CS_CHA_PRIVATECHAT_09">
            <text:p>SNF_CS_CHA_PRIVATECHAT_09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$B$7:SniffTest.$B$971]=[.$A69])*([SniffTest.$A70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70]" office:value-type="string" office:string-value="SNF_CS_CHA_PRIVATECHAT_10">
            <text:p>SNF_CS_CHA_PRIVATECHAT_10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$B$7:SniffTest.$B$971]=[.$A70])*([SniffTest.$A71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71]" office:value-type="string" office:string-value="SNF_CS_CHA_PRIVATECHAT_11">
            <text:p>SNF_CS_CHA_PRIVATECHAT_11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$B$7:SniffTest.$B$971]=[.$A71])*([SniffTest.$A72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72]" office:value-type="string" office:string-value="SNF_CS_CHA_PRIVATECHAT_12">
            <text:p>SNF_CS_CHA_PRIVATECHAT_12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$B$7:SniffTest.$B$971]=[.$A72])*([SniffTest.$A73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table:formula="of:=[Check_List.A73]" office:value-type="string" office:string-value="SNF_CS_CHA_OTHERCHECK_13">
            <text:p>SNF_CS_CHA_OTHERCHECK_13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$B$7:SniffTest.$B$971]=[.$A73])*([SniffTest.$A74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29">
          <table:table-cell table:formula="of:=[Check_List.A74]" office:value-type="string" office:string-value="SNF_CS_CHA_PRIVATECHAT_14">
            <text:p>SNF_CS_CHA_PRIVATECHAT_14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$B$7:SniffTest.$B$971]=[.$A74])*([SniffTest.$A75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10">
          <table:table-cell table:formula="of:=[Check_List.A75]" office:value-type="string" office:string-value="SNF_CS_CHA_OTHERCHECK_15">
            <text:p>SNF_CS_CHA_OTHERCHECK_15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$B$7:SniffTest.$B$971]=[.$A75])*([SniffTest.$A76:SniffTest.$A$971]&lt;&gt;&quot;&quot;))" office:value-type="float" office:value="0">
            <text:p>0</text:p>
          </table:table-cell>
          <table:table-cell table:number-columns-repeated="243"/>
        </table:table-row>
        <table:table-row table:style-name="ro10">
          <table:table-cell table:style-name="ce139" office:value-type="string" table:number-columns-spanned="5" table:number-rows-spanned="1">
            <text:p>TOTAL</text:p>
          </table:table-cell>
          <table:covered-table-cell table:number-columns-repeated="4" table:style-name="Default"/>
          <table:table-cell table:style-name="ce144" table:formula="of:=SUM([.F5:.F75])" office:value-type="float" office:value="34">
            <text:p>34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  <table:database-ranges>
        <table:database-range table:target-range-address="SniffTest.A6:SniffTest.S7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8">05/18/2011</text:date>, <text:time>12:2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Minh Nguyen</meta:initial-creator>
    <meta:creation-date>2009-02-26T17:47:58</meta:creation-date>
    <dc:creator>exoplatform </dc:creator>
    <dc:date>2011-05-18T12:20:49</dc:date>
    <dc:language>en-US</dc:language>
    <meta:editing-cycles>816</meta:editing-cycles>
    <meta:editing-duration>P11DT23H27M20S</meta:editing-duration>
    <meta:document-statistic meta:table-count="4" meta:cell-count="1324" meta:object-count="5"/>
    <meta:user-defined meta:name="Info 1"/>
    <meta:user-defined meta:name="Info 2"/>
    <meta:user-defined meta:name="Info 3"/>
    <meta:user-defined meta:name="Info 4"/>
  </office:meta>
</office:document-meta>
</file>